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1.653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4.357cm"/>
    </style:style>
    <style:style style:name="co5" style:family="table-column">
      <style:table-column-properties fo:break-before="auto" style:column-width="3.078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0.975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2.021cm"/>
    </style:style>
    <style:style style:name="co10" style:family="table-column">
      <style:table-column-properties fo:break-before="auto" style:column-width="1.1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6cm" fo:break-before="auto" style:use-optimal-row-height="true"/>
    </style:style>
    <style:style style:name="ro4" style:family="table-row">
      <style:table-row-properties style:row-height="2.066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Trebuchet MS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font-name="Trebuchet MS" fo:font-weight="normal" style:font-weight-asian="normal" style:font-weight-complex="normal"/>
    </style:style>
    <style:style style:name="ce3" style:family="table-cell" style:parent-style-name="Default">
      <style:text-properties style:font-name="Trebuchet MS"/>
    </style:style>
    <style:style style:name="ce4" style:family="table-cell" style:parent-style-name="Default">
      <style:table-cell-properties fo:background-color="transparent" fo:wrap-option="wrap"/>
      <style:text-properties style:font-name="Trebuchet MS"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rebuchet M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rebuchet MS" fo:font-weight="normal" style:font-weight-asian="normal" style:font-weight-complex="normal"/>
    </style:style>
    <style:style style:name="ce7" style:family="table-cell" style:parent-style-name="Default">
      <style:text-properties style:font-name="Trebuchet MS" fo:font-weight="bold" style:font-weight-asian="bold" style:font-weight-complex="bold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Trebuchet M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Trebuchet M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rebuchet M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font-name="Trebuchet MS" fo:font-weight="normal" style:font-weight-asian="normal" style:font-weight-complex="norma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rebuchet M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style:font-name="Trebuchet MS"/>
    </style:style>
    <style:style style:name="ce14" style:family="table-cell" style:parent-style-name="Default">
      <style:table-cell-properties fo:background-color="transparent"/>
      <style:text-properties style:font-name="Trebuchet MS"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wrap-option="wrap"/>
    </style:style>
    <style:style style:name="ce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Load Curves - NRE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11"/>
        <table:table-column table:style-name="co7" table:number-columns-repeated="23" table:default-cell-style-name="ce6"/>
        <table:table-column table:style-name="co8" table:number-columns-repeated="993" table:default-cell-style-name="ce6"/>
        <table:table-row table:style-name="ro1">
          <table:table-cell table:style-name="ce1" table:number-columns-repeated="2"/>
          <table:table-cell table:style-name="ce7"/>
          <table:table-cell table:style-name="ce7" office:value-type="string" calcext:value-type="string">
            <text:p>item_name</text:p>
          </table:table-cell>
          <table:table-cell table:style-name="ce1" office:value-type="string" calcext:value-type="string">
            <text:p>item_category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name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table:number-columns-repeated="2"/>
          <table:table-cell table:style-name="ce7" table:number-columns-repeated="991"/>
        </table:table-row>
        <table:table-row table:style-name="ro2">
          <table:table-cell office:value-type="string" calcext:value-type="string">
            <text:p>Large Offic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2]&lt;&gt;&quot;&quot;; [.A2] &amp; &quot; - &quot; &amp;[.B2] &amp; &quot; - &quot; &amp;[.C2]; &quot;&quot;)" office:value-type="string" office:string-value="Large Office - Building - Equipment" calcext:value-type="string">
            <text:p>Large Office - Building - Equipment</text:p>
          </table:table-cell>
          <table:table-cell office:value-type="string" calcext:value-type="string">
            <text:p>NREL</text:p>
          </table:table-cell>
          <table:table-cell table:formula="of:=[.D2]" office:value-type="string" office:string-value="Large Office - Building - Equipment" calcext:value-type="string">
            <text:p>Large Office - Building - Equipment</text:p>
          </table:table-cell>
          <table:table-cell office:value-type="string" calcext:value-type="string">
            <text:p>Default</text:p>
          </table:table-cell>
          <table:table-cell table:style-name="ce9" office:value-type="float" office:value="0.4" calcext:value-type="float">
            <text:p>0.4</text:p>
          </table:table-cell>
          <table:table-cell table:number-columns-repeated="7" table:style-name="ce5" office:value-type="float" office:value="0.4" calcext:value-type="float">
            <text:p>0.4</text:p>
          </table:table-cell>
          <table:table-cell table:number-columns-repeated="4" table:style-name="ce5" office:value-type="float" office:value="0.9" calcext:value-type="float">
            <text:p>0.9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4" table:style-name="ce5" office:value-type="float" office:value="0.9" calcext:value-type="float">
            <text:p>0.9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2" table:style-name="ce5" office:value-type="float" office:value="0.6" calcext:value-type="float">
            <text:p>0.6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4" calcext:value-type="float">
            <text:p>0.4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Large Offic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3]&lt;&gt;&quot;&quot;; [.A3] &amp; &quot; - &quot; &amp;[.B3] &amp; &quot; - &quot; &amp;[.C3]; &quot;&quot;)" office:value-type="string" office:string-value="Large Office - Building - Light" calcext:value-type="string">
            <text:p>Large Office - Building - Light</text:p>
          </table:table-cell>
          <table:table-cell office:value-type="string" calcext:value-type="string">
            <text:p>NREL</text:p>
          </table:table-cell>
          <table:table-cell table:formula="of:=[.D3]" office:value-type="string" office:string-value="Large Office - Building - Light" calcext:value-type="string">
            <text:p>Large Office - Building - Light</text:p>
          </table:table-cell>
          <table:table-cell office:value-type="string" calcext:value-type="string">
            <text:p>Default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4" table:style-name="ce5" office:value-type="float" office:value="0.05" calcext:value-type="float">
            <text:p>0.05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9" table:style-name="ce5" office:value-type="float" office:value="0.9" calcext:value-type="float">
            <text:p>0.9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3" calcext:value-type="float">
            <text:p>0.3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Large Offic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levator</text:p>
          </table:table-cell>
          <table:table-cell table:formula="of:==IF([.A4]&lt;&gt;&quot;&quot;; [.A4] &amp; &quot; - &quot; &amp;[.B4] &amp; &quot; - &quot; &amp;[.C4]; &quot;&quot;)" office:value-type="string" office:string-value="Large Office - Building - Elevator" calcext:value-type="string">
            <text:p>Large Office - Building - Elevator</text:p>
          </table:table-cell>
          <table:table-cell office:value-type="string" calcext:value-type="string">
            <text:p>NREL</text:p>
          </table:table-cell>
          <table:table-cell table:formula="of:=[.D4]" office:value-type="string" office:string-value="Large Office - Building - Elevator" calcext:value-type="string">
            <text:p>Large Office - Building - Elevator</text:p>
          </table:table-cell>
          <table:table-cell office:value-type="string" calcext:value-type="string">
            <text:p>Default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3" table:style-name="ce5" office:value-type="float" office:value="0.05" calcext:value-type="float">
            <text:p>0.05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5" office:value-type="float" office:value="0.35" calcext:value-type="float">
            <text:p>0.35</text:p>
          </table:table-cell>
          <table:table-cell table:number-columns-repeated="6" table:style-name="ce5" office:value-type="float" office:value="0.15" calcext:value-type="float">
            <text:p>0.15</text:p>
          </table:table-cell>
          <table:table-cell table:style-name="ce5" office:value-type="float" office:value="0.35" calcext:value-type="float">
            <text:p>0.35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4" calcext:value-type="float">
            <text:p>0.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Large Offic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5]&lt;&gt;&quot;&quot;; [.A5] &amp; &quot; - &quot; &amp;[.B5] &amp; &quot; - &quot; &amp;[.C5]; &quot;&quot;)" office:value-type="string" office:string-value="Large Office - Building - HVAC" calcext:value-type="string">
            <text:p>Large Office - Building - HVAC</text:p>
          </table:table-cell>
          <table:table-cell office:value-type="string" calcext:value-type="string">
            <text:p>NREL</text:p>
          </table:table-cell>
          <table:table-cell table:formula="of:=[.D5]" office:value-type="string" office:string-value="Large Office - Building - HVAC" calcext:value-type="string">
            <text:p>Large Office - Building - HVAC</text:p>
          </table:table-cell>
          <table:table-cell office:value-type="string" calcext:value-type="string">
            <text:p>Default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Medium Offic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6]&lt;&gt;&quot;&quot;; [.A6] &amp; &quot; - &quot; &amp;[.B6] &amp; &quot; - &quot; &amp;[.C6]; &quot;&quot;)" office:value-type="string" office:string-value="Medium Office - Building - Equipment" calcext:value-type="string">
            <text:p>Medium Office - Building - Equipment</text:p>
          </table:table-cell>
          <table:table-cell office:value-type="string" calcext:value-type="string">
            <text:p>NREL</text:p>
          </table:table-cell>
          <table:table-cell table:formula="of:=[.D6]" office:value-type="string" office:string-value="Medium Office - Building - Equipment" calcext:value-type="string">
            <text:p>Medium Office - Building - Equipment</text:p>
          </table:table-cell>
          <table:table-cell office:value-type="string" calcext:value-type="string">
            <text:p>Default</text:p>
          </table:table-cell>
          <table:table-cell table:number-columns-repeated="8" table:style-name="ce5" office:value-type="float" office:value="0.4" calcext:value-type="float">
            <text:p>0.4</text:p>
          </table:table-cell>
          <table:table-cell table:number-columns-repeated="4" table:style-name="ce5" office:value-type="float" office:value="0.9" calcext:value-type="float">
            <text:p>0.9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4" table:style-name="ce5" office:value-type="float" office:value="0.9" calcext:value-type="float">
            <text:p>0.9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2" table:style-name="ce5" office:value-type="float" office:value="0.6" calcext:value-type="float">
            <text:p>0.6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4" calcext:value-type="float">
            <text:p>0.4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Medium Offic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7]&lt;&gt;&quot;&quot;; [.A7] &amp; &quot; - &quot; &amp;[.B7] &amp; &quot; - &quot; &amp;[.C7]; &quot;&quot;)" office:value-type="string" office:string-value="Medium Office - Building - Light" calcext:value-type="string">
            <text:p>Medium Office - Building - Light</text:p>
          </table:table-cell>
          <table:table-cell office:value-type="string" calcext:value-type="string">
            <text:p>NREL</text:p>
          </table:table-cell>
          <table:table-cell table:formula="of:=[.D7]" office:value-type="string" office:string-value="Medium Office - Building - Light" calcext:value-type="string">
            <text:p>Medium Office - Building - Light</text:p>
          </table:table-cell>
          <table:table-cell office:value-type="string" calcext:value-type="string">
            <text:p>Default</text:p>
          </table:table-cell>
          <table:table-cell table:number-columns-repeated="5" table:style-name="ce5" office:value-type="float" office:value="0.05" calcext:value-type="float">
            <text:p>0.05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9" table:style-name="ce5" office:value-type="float" office:value="0.9" calcext:value-type="float">
            <text:p>0.9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3" calcext:value-type="float">
            <text:p>0.3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Medium Offic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levator</text:p>
          </table:table-cell>
          <table:table-cell table:formula="of:==IF([.A8]&lt;&gt;&quot;&quot;; [.A8] &amp; &quot; - &quot; &amp;[.B8] &amp; &quot; - &quot; &amp;[.C8]; &quot;&quot;)" office:value-type="string" office:string-value="Medium Office - Building - Elevator" calcext:value-type="string">
            <text:p>Medium Office - Building - Elevator</text:p>
          </table:table-cell>
          <table:table-cell office:value-type="string" calcext:value-type="string">
            <text:p>NREL</text:p>
          </table:table-cell>
          <table:table-cell table:formula="of:=[.D8]" office:value-type="string" office:string-value="Medium Office - Building - Elevator" calcext:value-type="string">
            <text:p>Medium Office - Building - Elevator</text:p>
          </table:table-cell>
          <table:table-cell office:value-type="string" calcext:value-type="string">
            <text:p>Default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0.35" calcext:value-type="float">
            <text:p>0.35</text:p>
          </table:table-cell>
          <table:table-cell table:style-name="ce5" office:value-type="float" office:value="0.69" calcext:value-type="float">
            <text:p>0.69</text:p>
          </table:table-cell>
          <table:table-cell table:style-name="ce5" office:value-type="float" office:value="0.43" calcext:value-type="float">
            <text:p>0.43</text:p>
          </table:table-cell>
          <table:table-cell table:style-name="ce5" office:value-type="float" office:value="0.37" calcext:value-type="float">
            <text:p>0.37</text:p>
          </table:table-cell>
          <table:table-cell table:style-name="ce5" office:value-type="float" office:value="0.43" calcext:value-type="float">
            <text:p>0.43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float" office:value="0.48" calcext:value-type="float">
            <text:p>0.48</text:p>
          </table:table-cell>
          <table:table-cell table:number-columns-repeated="2" table:style-name="ce5" office:value-type="float" office:value="0.37" calcext:value-type="float">
            <text:p>0.37</text:p>
          </table:table-cell>
          <table:table-cell table:style-name="ce5" office:value-type="float" office:value="0.46" calcext:value-type="float">
            <text:p>0.46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office:value-type="float" office:value="0.12" calcext:value-type="float">
            <text:p>0.12</text:p>
          </table:table-cell>
          <table:table-cell table:number-columns-repeated="2" table:style-name="ce5" office:value-type="float" office:value="0.04" calcext:value-type="float">
            <text:p>0.0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Medium Offic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9]&lt;&gt;&quot;&quot;; [.A9] &amp; &quot; - &quot; &amp;[.B9] &amp; &quot; - &quot; &amp;[.C9]; &quot;&quot;)" office:value-type="string" office:string-value="Medium Office - Building - HVAC" calcext:value-type="string">
            <text:p>Medium Office - Building - HVAC</text:p>
          </table:table-cell>
          <table:table-cell office:value-type="string" calcext:value-type="string">
            <text:p>NREL</text:p>
          </table:table-cell>
          <table:table-cell table:formula="of:=[.D9]" office:value-type="string" office:string-value="Medium Office - Building - HVAC" calcext:value-type="string">
            <text:p>Medium Office - Building - HVAC</text:p>
          </table:table-cell>
          <table:table-cell office:value-type="string" calcext:value-type="string">
            <text:p>Default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mall Offic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10]&lt;&gt;&quot;&quot;; [.A10] &amp; &quot; - &quot; &amp;[.B10] &amp; &quot; - &quot; &amp;[.C10]; &quot;&quot;)" office:value-type="string" office:string-value="Small Office - Building - Equipment" calcext:value-type="string">
            <text:p>Small Office - Building - Equipment</text:p>
          </table:table-cell>
          <table:table-cell office:value-type="string" calcext:value-type="string">
            <text:p>NREL</text:p>
          </table:table-cell>
          <table:table-cell table:formula="of:=[.D10]" office:value-type="string" office:string-value="Small Office - Building - Equipment" calcext:value-type="string">
            <text:p>Small Office - Building - Equipment</text:p>
          </table:table-cell>
          <table:table-cell office:value-type="string" calcext:value-type="string">
            <text:p>Default</text:p>
          </table:table-cell>
          <table:table-cell table:number-columns-repeated="8" table:style-name="ce5" office:value-type="float" office:value="0.4" calcext:value-type="float">
            <text:p>0.4</text:p>
          </table:table-cell>
          <table:table-cell table:number-columns-repeated="4" table:style-name="ce5" office:value-type="float" office:value="0.9" calcext:value-type="float">
            <text:p>0.9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4" table:style-name="ce5" office:value-type="float" office:value="0.9" calcext:value-type="float">
            <text:p>0.9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6" table:style-name="ce5" office:value-type="float" office:value="0.4" calcext:value-type="float">
            <text:p>0.4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mall Offic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11]&lt;&gt;&quot;&quot;; [.A11] &amp; &quot; - &quot; &amp;[.B11] &amp; &quot; - &quot; &amp;[.C11]; &quot;&quot;)" office:value-type="string" office:string-value="Small Office - Building - Light" calcext:value-type="string">
            <text:p>Small Office - Building - Light</text:p>
          </table:table-cell>
          <table:table-cell office:value-type="string" calcext:value-type="string">
            <text:p>NREL</text:p>
          </table:table-cell>
          <table:table-cell table:formula="of:=[.D11]" office:value-type="string" office:string-value="Small Office - Building - Light" calcext:value-type="string">
            <text:p>Small Office - Building - Light</text:p>
          </table:table-cell>
          <table:table-cell office:value-type="string" calcext:value-type="string">
            <text:p>Default</text:p>
          </table:table-cell>
          <table:table-cell table:number-columns-repeated="5" table:style-name="ce5" office:value-type="float" office:value="0.05" calcext:value-type="float">
            <text:p>0.05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9" table:style-name="ce5" office:value-type="float" office:value="0.9" calcext:value-type="float">
            <text:p>0.9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3" calcext:value-type="float">
            <text:p>0.3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mall Offic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12]&lt;&gt;&quot;&quot;; [.A12] &amp; &quot; - &quot; &amp;[.B12] &amp; &quot; - &quot; &amp;[.C12]; &quot;&quot;)" office:value-type="string" office:string-value="Small Office - Building - HVAC" calcext:value-type="string">
            <text:p>Small Office - Building - HVAC</text:p>
          </table:table-cell>
          <table:table-cell office:value-type="string" calcext:value-type="string">
            <text:p>NREL</text:p>
          </table:table-cell>
          <table:table-cell table:formula="of:=[.D12]" office:value-type="string" office:string-value="Small Office - Building - HVAC" calcext:value-type="string">
            <text:p>Small Office - Building - HVAC</text:p>
          </table:table-cell>
          <table:table-cell office:value-type="string" calcext:value-type="string">
            <text:p>Default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table:style-name="ce3" office:value-type="string" calcext:value-type="string">
            <text:p>Midrise Apartmen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levator</text:p>
          </table:table-cell>
          <table:table-cell table:formula="of:==IF([.A13]&lt;&gt;&quot;&quot;; [.A13] &amp; &quot; - &quot; &amp;[.B13] &amp; &quot; - &quot; &amp;[.C13]; &quot;&quot;)" office:value-type="string" office:string-value="Midrise Apartment - Building - Elevator" calcext:value-type="string">
            <text:p>Midrise Apartment - Building - Elevator</text:p>
          </table:table-cell>
          <table:table-cell office:value-type="string" calcext:value-type="string">
            <text:p>NREL</text:p>
          </table:table-cell>
          <table:table-cell table:formula="of:=[.D13]" office:value-type="string" office:string-value="Midrise Apartment - Building - Elevator" calcext:value-type="string">
            <text:p>Midrise Apartment - Building - Elevator</text:p>
          </table:table-cell>
          <table:table-cell office:value-type="string" calcext:value-type="string">
            <text:p>Default</text:p>
          </table:table-cell>
          <table:table-cell table:number-columns-repeated="4" table:style-name="ce5" office:value-type="float" office:value="0.05" calcext:value-type="float">
            <text:p>0.05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5" office:value-type="float" office:value="0.35" calcext:value-type="float">
            <text:p>0.35</text:p>
          </table:table-cell>
          <table:table-cell table:number-columns-repeated="6" table:style-name="ce5" office:value-type="float" office:value="0.15" calcext:value-type="float">
            <text:p>0.15</text:p>
          </table:table-cell>
          <table:table-cell table:style-name="ce5" office:value-type="float" office:value="0.35" calcext:value-type="float">
            <text:p>0.35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4" calcext:value-type="float">
            <text:p>0.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table:style-name="ce3" office:value-type="string" calcext:value-type="string">
            <text:p>Midrise Apartment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Equipment</text:p>
          </table:table-cell>
          <table:table-cell table:formula="of:==IF([.A14]&lt;&gt;&quot;&quot;; [.A14] &amp; &quot; - &quot; &amp;[.B14] &amp; &quot; - &quot; &amp;[.C14]; &quot;&quot;)" office:value-type="string" office:string-value="Midrise Apartment - Apartment - Equipment" calcext:value-type="string">
            <text:p>Midrise Apartment - Apartment - Equipment</text:p>
          </table:table-cell>
          <table:table-cell office:value-type="string" calcext:value-type="string">
            <text:p>NREL</text:p>
          </table:table-cell>
          <table:table-cell table:formula="of:=[.D14]" office:value-type="string" office:string-value="Midrise Apartment - Apartment - Equipment" calcext:value-type="string">
            <text:p>Midrise Apartment - Apartment - Equipment</text:p>
          </table:table-cell>
          <table:table-cell office:value-type="string" calcext:value-type="string">
            <text:p>Default</text:p>
          </table:table-cell>
          <table:table-cell table:style-name="ce5" office:value-type="float" office:value="0.45" calcext:value-type="float">
            <text:p>0.45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39" calcext:value-type="float">
            <text:p>0.39</text:p>
          </table:table-cell>
          <table:table-cell table:number-columns-repeated="2" table:style-name="ce3" office:value-type="float" office:value="0.38" calcext:value-type="float">
            <text:p>0.38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8" calcext:value-type="float">
            <text:p>0.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58" calcext:value-type="float">
            <text:p>0.58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table:style-name="ce3" office:value-type="string" calcext:value-type="string">
            <text:p>Midrise Apartment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Light</text:p>
          </table:table-cell>
          <table:table-cell table:formula="of:==IF([.A15]&lt;&gt;&quot;&quot;; [.A15] &amp; &quot; - &quot; &amp;[.B15] &amp; &quot; - &quot; &amp;[.C15]; &quot;&quot;)" office:value-type="string" office:string-value="Midrise Apartment - Apartment - Light" calcext:value-type="string">
            <text:p>Midrise Apartment - Apartment - Light</text:p>
          </table:table-cell>
          <table:table-cell office:value-type="string" calcext:value-type="string">
            <text:p>NREL</text:p>
          </table:table-cell>
          <table:table-cell table:formula="of:=[.D15]" office:value-type="string" office:string-value="Midrise Apartment - Apartment - Light" calcext:value-type="string">
            <text:p>Midrise Apartment - Apartment - Light</text:p>
          </table:table-cell>
          <table:table-cell office:value-type="string" calcext:value-type="string">
            <text:p>Default</text:p>
          </table:table-cell>
          <table:table-cell table:number-columns-repeated="4" table:style-name="ce5" office:value-type="float" office:value="0.07" calcext:value-type="float">
            <text:p>0.07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0.39" calcext:value-type="float">
            <text:p>0.39</text:p>
          </table:table-cell>
          <table:table-cell table:style-name="ce5" office:value-type="float" office:value="0.44" calcext:value-type="float">
            <text:p>0.44</text:p>
          </table:table-cell>
          <table:table-cell table:style-name="ce5" office:value-type="float" office:value="0.39" calcext:value-type="float">
            <text:p>0.39</text:p>
          </table:table-cell>
          <table:table-cell table:style-name="ce5" office:value-type="float" office:value="0.17" calcext:value-type="float">
            <text:p>0.17</text:p>
          </table:table-cell>
          <table:table-cell table:number-columns-repeated="6" table:style-name="ce5" office:value-type="float" office:value="0.12" calcext:value-type="float">
            <text:p>0.12</text:p>
          </table:table-cell>
          <table:table-cell table:style-name="ce5" office:value-type="float" office:value="0.21" calcext:value-type="float">
            <text:p>0.21</text:p>
          </table:table-cell>
          <table:table-cell table:style-name="ce5" office:value-type="float" office:value="0.44" calcext:value-type="float">
            <text:p>0.44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office:value-type="float" office:value="0.83" calcext:value-type="float">
            <text:p>0.83</text:p>
          </table:table-cell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69" calcext:value-type="float">
            <text:p>0.69</text:p>
          </table:table-cell>
          <table:table-cell table:style-name="ce5" office:value-type="float" office:value="0.38" calcext:value-type="float">
            <text:p>0.38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table:style-name="ce3" office:value-type="string" calcext:value-type="string">
            <text:p>Midrise Apartmen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quipment</text:p>
          </table:table-cell>
          <table:table-cell table:formula="of:==IF([.A16]&lt;&gt;&quot;&quot;; [.A16] &amp; &quot; - &quot; &amp;[.B16] &amp; &quot; - &quot; &amp;[.C16]; &quot;&quot;)" office:value-type="string" office:string-value="Midrise Apartment - Office - Equipment" calcext:value-type="string">
            <text:p>Midrise Apartment - Office - Equipment</text:p>
          </table:table-cell>
          <table:table-cell office:value-type="string" calcext:value-type="string">
            <text:p>NREL</text:p>
          </table:table-cell>
          <table:table-cell table:formula="of:=[.D16]" office:value-type="string" office:string-value="Midrise Apartment - Office - Equipment" calcext:value-type="string">
            <text:p>Midrise Apartment - Office - Equipment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.33" calcext:value-type="float">
            <text:p>0.33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6" table:style-name="ce5" office:value-type="float" office:value="0.33" calcext:value-type="float">
            <text:p>0.33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table:style-name="ce3" office:value-type="string" calcext:value-type="string">
            <text:p>Midrise Apartmen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Light</text:p>
          </table:table-cell>
          <table:table-cell table:formula="of:==IF([.A17]&lt;&gt;&quot;&quot;; [.A17] &amp; &quot; - &quot; &amp;[.B17] &amp; &quot; - &quot; &amp;[.C17]; &quot;&quot;)" office:value-type="string" office:string-value="Midrise Apartment - Office - Light" calcext:value-type="string">
            <text:p>Midrise Apartment - Office - Light</text:p>
          </table:table-cell>
          <table:table-cell office:value-type="string" calcext:value-type="string">
            <text:p>NREL</text:p>
          </table:table-cell>
          <table:table-cell table:formula="of:=[.D17]" office:value-type="string" office:string-value="Midrise Apartment - Office - Light" calcext:value-type="string">
            <text:p>Midrise Apartment - Office - Light</text:p>
          </table:table-cell>
          <table:table-cell office:value-type="string" calcext:value-type="string">
            <text:p>Default</text:p>
          </table:table-cell>
          <table:table-cell table:number-columns-repeated="8" table:style-name="ce5" office:value-type="float" office:value="0.18" calcext:value-type="float">
            <text:p>0.18</text:p>
          </table:table-cell>
          <table:table-cell table:number-columns-repeated="4" table:style-name="ce5" office:value-type="float" office:value="0.9" calcext:value-type="float">
            <text:p>0.9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4" table:style-name="ce5" office:value-type="float" office:value="0.9" calcext:value-type="float">
            <text:p>0.9</text:p>
          </table:table-cell>
          <table:table-cell table:number-columns-repeated="7" table:style-name="ce5" office:value-type="float" office:value="0.18" calcext:value-type="float">
            <text:p>0.18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Primary Schoo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18]&lt;&gt;&quot;&quot;; [.A18] &amp; &quot; - &quot; &amp;[.B18] &amp; &quot; - &quot; &amp;[.C18]; &quot;&quot;)" office:value-type="string" office:string-value="Primary School - Building - Equipment" calcext:value-type="string">
            <text:p>Primary School - Building - Equipment</text:p>
          </table:table-cell>
          <table:table-cell office:value-type="string" calcext:value-type="string">
            <text:p>NREL</text:p>
          </table:table-cell>
          <table:table-cell table:formula="of:=[.D18]" office:value-type="string" office:string-value="Primary School - Building - Equipment" calcext:value-type="string">
            <text:p>Primary School - Building - Equipment</text:p>
          </table:table-cell>
          <table:table-cell office:value-type="string" calcext:value-type="string">
            <text:p>Default</text:p>
          </table:table-cell>
          <table:table-cell table:number-columns-repeated="8" table:style-name="ce5" office:value-type="float" office:value="0.35" calcext:value-type="float">
            <text:p>0.35</text:p>
          </table:table-cell>
          <table:table-cell table:number-columns-repeated="9" table:style-name="ce5" office:value-type="float" office:value="0.95" calcext:value-type="float">
            <text:p>0.95</text:p>
          </table:table-cell>
          <table:table-cell table:number-columns-repeated="7" table:style-name="ce5" office:value-type="float" office:value="0.35" calcext:value-type="float">
            <text:p>0.35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Primary Schoo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19]&lt;&gt;&quot;&quot;; [.A19] &amp; &quot; - &quot; &amp;[.B19] &amp; &quot; - &quot; &amp;[.C19]; &quot;&quot;)" office:value-type="string" office:string-value="Primary School - Building - Light" calcext:value-type="string">
            <text:p>Primary School - Building - Light</text:p>
          </table:table-cell>
          <table:table-cell office:value-type="string" calcext:value-type="string">
            <text:p>NREL</text:p>
          </table:table-cell>
          <table:table-cell table:formula="of:=[.D19]" office:value-type="string" office:string-value="Primary School - Building - Light" calcext:value-type="string">
            <text:p>Primary School - Building - Light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.18" calcext:value-type="float">
            <text:p>0.18</text:p>
          </table:table-cell>
          <table:table-cell table:number-columns-repeated="14" table:style-name="ce5" office:value-type="float" office:value="0.9" calcext:value-type="float">
            <text:p>0.9</text:p>
          </table:table-cell>
          <table:table-cell table:number-columns-repeated="3" table:style-name="ce5" office:value-type="float" office:value="0.18" calcext:value-type="float">
            <text:p>0.18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Primary Schoo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20]&lt;&gt;&quot;&quot;; [.A20] &amp; &quot; - &quot; &amp;[.B20] &amp; &quot; - &quot; &amp;[.C20]; &quot;&quot;)" office:value-type="string" office:string-value="Primary School - Building - HVAC" calcext:value-type="string">
            <text:p>Primary School - Building - HVAC</text:p>
          </table:table-cell>
          <table:table-cell office:value-type="string" calcext:value-type="string">
            <text:p>NREL</text:p>
          </table:table-cell>
          <table:table-cell table:formula="of:=[.D20]" office:value-type="string" office:string-value="Primary School - Building - HVAC" calcext:value-type="string">
            <text:p>Primary School - Building - HVAC</text:p>
          </table:table-cell>
          <table:table-cell office:value-type="string" calcext:value-type="string">
            <text:p>Default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Primary School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Equipment</text:p>
          </table:table-cell>
          <table:table-cell table:formula="of:==IF([.A21]&lt;&gt;&quot;&quot;; [.A21] &amp; &quot; - &quot; &amp;[.B21] &amp; &quot; - &quot; &amp;[.C21]; &quot;&quot;)" office:value-type="string" office:string-value="Primary School - Kitchen - Equipment" calcext:value-type="string">
            <text:p>Primary School - Kitchen - Equipment</text:p>
          </table:table-cell>
          <table:table-cell office:value-type="string" calcext:value-type="string">
            <text:p>NREL</text:p>
          </table:table-cell>
          <table:table-cell table:formula="of:=[.D21]" office:value-type="string" office:string-value="Primary School - Kitchen - Equipment" calcext:value-type="string">
            <text:p>Primary School - Kitchen - Equipment</text:p>
          </table:table-cell>
          <table:table-cell office:value-type="string" calcext:value-type="string">
            <text:p>Default</text:p>
          </table:table-cell>
          <table:table-cell table:number-columns-repeated="8" table:style-name="ce5" office:value-type="float" office:value="0.1" calcext:value-type="float">
            <text:p>0.1</text:p>
          </table:table-cell>
          <table:table-cell table:number-columns-repeated="2" table:style-name="ce5" office:value-type="float" office:value="0.15" calcext:value-type="float">
            <text:p>0.15</text:p>
          </table:table-cell>
          <table:table-cell table:number-columns-repeated="3" table:style-name="ce5" office:value-type="float" office:value="0.25" calcext:value-type="float">
            <text:p>0.25</text:p>
          </table:table-cell>
          <table:table-cell table:number-columns-repeated="2" table:style-name="ce5" office:value-type="float" office:value="0.15" calcext:value-type="float">
            <text:p>0.15</text:p>
          </table:table-cell>
          <table:table-cell table:number-columns-repeated="9"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Primary School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Walk in freezer</text:p>
          </table:table-cell>
          <table:table-cell table:formula="of:==IF([.A22]&lt;&gt;&quot;&quot;; [.A22] &amp; &quot; - &quot; &amp;[.B22] &amp; &quot; - &quot; &amp;[.C22]; &quot;&quot;)" office:value-type="string" office:string-value="Primary School - Kitchen - Walk in freezer" calcext:value-type="string">
            <text:p>Primary School - Kitchen - Walk in freezer</text:p>
          </table:table-cell>
          <table:table-cell office:value-type="string" calcext:value-type="string">
            <text:p>NREL</text:p>
          </table:table-cell>
          <table:table-cell table:formula="of:=[.D22]" office:value-type="string" office:string-value="Primary School - Kitchen - Walk in freezer" calcext:value-type="string">
            <text:p>Primary School - Kitchen - Walk in freezer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.2" calcext:value-type="float">
            <text:p>0.2</text:p>
          </table:table-cell>
          <table:table-cell table:number-columns-repeated="14" table:style-name="ce5" office:value-type="float" office:value="0.4" calcext:value-type="float">
            <text:p>0.4</text:p>
          </table:table-cell>
          <table:table-cell table:number-columns-repeated="3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Primary School</text:p>
          </table:table-cell>
          <table:table-cell office:value-type="string" calcext:value-type="string">
            <text:p>Kitchen</text:p>
          </table:table-cell>
          <table:table-cell table:style-name="ce4" office:value-type="string" calcext:value-type="string">
            <text:p>Exhaust</text:p>
          </table:table-cell>
          <table:table-cell table:formula="of:==IF([.A23]&lt;&gt;&quot;&quot;; [.A23] &amp; &quot; - &quot; &amp;[.B23] &amp; &quot; - &quot; &amp;[.C23]; &quot;&quot;)" office:value-type="string" office:string-value="Primary School - Kitchen - Exhaust" calcext:value-type="string">
            <text:p>Primary School - Kitchen - Exhaust</text:p>
          </table:table-cell>
          <table:table-cell office:value-type="string" calcext:value-type="string">
            <text:p>NREL</text:p>
          </table:table-cell>
          <table:table-cell table:formula="of:=[.D23]" office:value-type="string" office:string-value="Primary School - Kitchen - Exhaust" calcext:value-type="string">
            <text:p>Primary School - Kitchen - Exhaust</text:p>
          </table:table-cell>
          <table:table-cell office:value-type="string" calcext:value-type="string">
            <text:p>Default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econdary Schoo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24]&lt;&gt;&quot;&quot;; [.A24] &amp; &quot; - &quot; &amp;[.B24] &amp; &quot; - &quot; &amp;[.C24]; &quot;&quot;)" office:value-type="string" office:string-value="Secondary School - Building - Equipment" calcext:value-type="string">
            <text:p>Secondary School - Building - Equipment</text:p>
          </table:table-cell>
          <table:table-cell office:value-type="string" calcext:value-type="string">
            <text:p>NREL</text:p>
          </table:table-cell>
          <table:table-cell table:formula="of:=[.D24]" office:value-type="string" office:string-value="Secondary School - Building - Equipment" calcext:value-type="string">
            <text:p>Secondary School - Building - Equipment</text:p>
          </table:table-cell>
          <table:table-cell office:value-type="string" calcext:value-type="string">
            <text:p>Default</text:p>
          </table:table-cell>
          <table:table-cell table:number-columns-repeated="8" table:style-name="ce5" office:value-type="float" office:value="0.35" calcext:value-type="float">
            <text:p>0.35</text:p>
          </table:table-cell>
          <table:table-cell table:number-columns-repeated="9" table:style-name="ce5" office:value-type="float" office:value="0.95" calcext:value-type="float">
            <text:p>0.95</text:p>
          </table:table-cell>
          <table:table-cell table:number-columns-repeated="7" table:style-name="ce5" office:value-type="float" office:value="0.35" calcext:value-type="float">
            <text:p>0.35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econdary Schoo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25]&lt;&gt;&quot;&quot;; [.A25] &amp; &quot; - &quot; &amp;[.B25] &amp; &quot; - &quot; &amp;[.C25]; &quot;&quot;)" office:value-type="string" office:string-value="Secondary School - Building - Light" calcext:value-type="string">
            <text:p>Secondary School - Building - Light</text:p>
          </table:table-cell>
          <table:table-cell office:value-type="string" calcext:value-type="string">
            <text:p>NREL</text:p>
          </table:table-cell>
          <table:table-cell table:formula="of:=[.D25]" office:value-type="string" office:string-value="Secondary School - Building - Light" calcext:value-type="string">
            <text:p>Secondary School - Building - Light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.18" calcext:value-type="float">
            <text:p>0.18</text:p>
          </table:table-cell>
          <table:table-cell table:number-columns-repeated="14" table:style-name="ce5" office:value-type="float" office:value="0.9" calcext:value-type="float">
            <text:p>0.9</text:p>
          </table:table-cell>
          <table:table-cell table:number-columns-repeated="3" table:style-name="ce5" office:value-type="float" office:value="0.18" calcext:value-type="float">
            <text:p>0.18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econdary Schoo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26]&lt;&gt;&quot;&quot;; [.A26] &amp; &quot; - &quot; &amp;[.B26] &amp; &quot; - &quot; &amp;[.C26]; &quot;&quot;)" office:value-type="string" office:string-value="Secondary School - Building - HVAC" calcext:value-type="string">
            <text:p>Secondary School - Building - HVAC</text:p>
          </table:table-cell>
          <table:table-cell office:value-type="string" calcext:value-type="string">
            <text:p>NREL</text:p>
          </table:table-cell>
          <table:table-cell table:formula="of:=[.D26]" office:value-type="string" office:string-value="Secondary School - Building - HVAC" calcext:value-type="string">
            <text:p>Secondary School - Building - HVAC</text:p>
          </table:table-cell>
          <table:table-cell office:value-type="string" calcext:value-type="string">
            <text:p>Default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econdary School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Equipment</text:p>
          </table:table-cell>
          <table:table-cell table:formula="of:==IF([.A27]&lt;&gt;&quot;&quot;; [.A27] &amp; &quot; - &quot; &amp;[.B27] &amp; &quot; - &quot; &amp;[.C27]; &quot;&quot;)" office:value-type="string" office:string-value="Secondary School - Kitchen - Equipment" calcext:value-type="string">
            <text:p>Secondary School - Kitchen - Equipment</text:p>
          </table:table-cell>
          <table:table-cell office:value-type="string" calcext:value-type="string">
            <text:p>NREL</text:p>
          </table:table-cell>
          <table:table-cell table:formula="of:=[.D27]" office:value-type="string" office:string-value="Secondary School - Kitchen - Equipment" calcext:value-type="string">
            <text:p>Secondary School - Kitchen - Equipment</text:p>
          </table:table-cell>
          <table:table-cell office:value-type="string" calcext:value-type="string">
            <text:p>Default</text:p>
          </table:table-cell>
          <table:table-cell table:number-columns-repeated="8" table:style-name="ce5" office:value-type="float" office:value="0.1" calcext:value-type="float">
            <text:p>0.1</text:p>
          </table:table-cell>
          <table:table-cell table:number-columns-repeated="2" table:style-name="ce5" office:value-type="float" office:value="0.15" calcext:value-type="float">
            <text:p>0.15</text:p>
          </table:table-cell>
          <table:table-cell table:number-columns-repeated="3" table:style-name="ce5" office:value-type="float" office:value="0.25" calcext:value-type="float">
            <text:p>0.25</text:p>
          </table:table-cell>
          <table:table-cell table:number-columns-repeated="2" table:style-name="ce5" office:value-type="float" office:value="0.15" calcext:value-type="float">
            <text:p>0.15</text:p>
          </table:table-cell>
          <table:table-cell table:number-columns-repeated="9"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econdary School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Walk in freezer</text:p>
          </table:table-cell>
          <table:table-cell table:formula="of:==IF([.A28]&lt;&gt;&quot;&quot;; [.A28] &amp; &quot; - &quot; &amp;[.B28] &amp; &quot; - &quot; &amp;[.C28]; &quot;&quot;)" office:value-type="string" office:string-value="Secondary School - Kitchen - Walk in freezer" calcext:value-type="string">
            <text:p>Secondary School - Kitchen - Walk in freezer</text:p>
          </table:table-cell>
          <table:table-cell office:value-type="string" calcext:value-type="string">
            <text:p>NREL</text:p>
          </table:table-cell>
          <table:table-cell table:formula="of:=[.D28]" office:value-type="string" office:string-value="Secondary School - Kitchen - Walk in freezer" calcext:value-type="string">
            <text:p>Secondary School - Kitchen - Walk in freezer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.2" calcext:value-type="float">
            <text:p>0.2</text:p>
          </table:table-cell>
          <table:table-cell table:number-columns-repeated="14" table:style-name="ce5" office:value-type="float" office:value="0.4" calcext:value-type="float">
            <text:p>0.4</text:p>
          </table:table-cell>
          <table:table-cell table:number-columns-repeated="3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econdary School</text:p>
          </table:table-cell>
          <table:table-cell office:value-type="string" calcext:value-type="string">
            <text:p>Kitchen</text:p>
          </table:table-cell>
          <table:table-cell table:style-name="ce4" office:value-type="string" calcext:value-type="string">
            <text:p>Exhaust</text:p>
          </table:table-cell>
          <table:table-cell table:formula="of:==IF([.A29]&lt;&gt;&quot;&quot;; [.A29] &amp; &quot; - &quot; &amp;[.B29] &amp; &quot; - &quot; &amp;[.C29]; &quot;&quot;)" office:value-type="string" office:string-value="Secondary School - Kitchen - Exhaust" calcext:value-type="string">
            <text:p>Secondary School - Kitchen - Exhaust</text:p>
          </table:table-cell>
          <table:table-cell office:value-type="string" calcext:value-type="string">
            <text:p>NREL</text:p>
          </table:table-cell>
          <table:table-cell table:formula="of:=[.D29]" office:value-type="string" office:string-value="Secondary School - Kitchen - Exhaust" calcext:value-type="string">
            <text:p>Secondary School - Kitchen - Exhaust</text:p>
          </table:table-cell>
          <table:table-cell office:value-type="string" calcext:value-type="string">
            <text:p>Default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Retai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30]&lt;&gt;&quot;&quot;; [.A30] &amp; &quot; - &quot; &amp;[.B30] &amp; &quot; - &quot; &amp;[.C30]; &quot;&quot;)" office:value-type="string" office:string-value="Retail - Building - Equipment" calcext:value-type="string">
            <text:p>Retail - Building - Equipment</text:p>
          </table:table-cell>
          <table:table-cell office:value-type="string" calcext:value-type="string">
            <text:p>NREL</text:p>
          </table:table-cell>
          <table:table-cell table:formula="of:=[.D30]" office:value-type="string" office:string-value="Retail - Building - Equipment" calcext:value-type="string">
            <text:p>Retail - Building - Equipment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.2" calcext:value-type="float">
            <text:p>0.2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9" table:style-name="ce5" office:value-type="float" office:value="0.9" calcext:value-type="float">
            <text:p>0.9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1"/>
        </table:table-row>
        <table:table-row table:style-name="ro1">
          <table:table-cell office:value-type="string" calcext:value-type="string">
            <text:p>Retai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31]&lt;&gt;&quot;&quot;; [.A31] &amp; &quot; - &quot; &amp;[.B31] &amp; &quot; - &quot; &amp;[.C31]; &quot;&quot;)" office:value-type="string" office:string-value="Retail - Building - Light" calcext:value-type="string">
            <text:p>Retail - Building - Light</text:p>
          </table:table-cell>
          <table:table-cell office:value-type="string" calcext:value-type="string">
            <text:p>NREL</text:p>
          </table:table-cell>
          <table:table-cell table:formula="of:=[.D31]" office:value-type="string" office:string-value="Retail - Building - Light" calcext:value-type="string">
            <text:p>Retail - Building - Light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.05" calcext:value-type="float">
            <text:p>0.0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9" table:style-name="ce5" office:value-type="float" office:value="0.9" calcext:value-type="float">
            <text:p>0.9</text:p>
          </table:table-cell>
          <table:table-cell table:number-columns-repeated="2" table:style-name="ce5" office:value-type="float" office:value="0.6" calcext:value-type="float">
            <text:p>0.6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 table:style-name="ce5" office:value-type="float" office:value="0.05" calcext:value-type="float">
            <text:p>0.05</text:p>
          </table:table-cell>
          <table:table-cell table:style-name="ce5" table:number-columns-repeated="2"/>
          <table:table-cell table:number-columns-repeated="991"/>
        </table:table-row>
        <table:table-row table:style-name="ro1">
          <table:table-cell office:value-type="string" calcext:value-type="string">
            <text:p>Retai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32]&lt;&gt;&quot;&quot;; [.A32] &amp; &quot; - &quot; &amp;[.B32] &amp; &quot; - &quot; &amp;[.C32]; &quot;&quot;)" office:value-type="string" office:string-value="Retail - Building - HVAC" calcext:value-type="string">
            <text:p>Retail - Building - HVAC</text:p>
          </table:table-cell>
          <table:table-cell office:value-type="string" calcext:value-type="string">
            <text:p>NREL</text:p>
          </table:table-cell>
          <table:table-cell table:formula="of:=[.D32]" office:value-type="string" office:string-value="Retail - Building - HVAC" calcext:value-type="string">
            <text:p>Retail - Building - HVAC</text:p>
          </table:table-cell>
          <table:table-cell office:value-type="string" calcext:value-type="string">
            <text:p>Default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trip Mal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33]&lt;&gt;&quot;&quot;; [.A33] &amp; &quot; - &quot; &amp;[.B33] &amp; &quot; - &quot; &amp;[.C33]; &quot;&quot;)" office:value-type="string" office:string-value="Strip Mall - Building - Equipment" calcext:value-type="string">
            <text:p>Strip Mall - Building - Equipment</text:p>
          </table:table-cell>
          <table:table-cell office:value-type="string" calcext:value-type="string">
            <text:p>NREL</text:p>
          </table:table-cell>
          <table:table-cell table:formula="of:=[.D33]" office:value-type="string" office:string-value="Strip Mall - Building - Equipment" calcext:value-type="string">
            <text:p>Strip Mall - Building - Equipment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.2" calcext:value-type="float">
            <text:p>0.2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9" table:style-name="ce5" office:value-type="float" office:value="0.9" calcext:value-type="float">
            <text:p>0.9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trip Mal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34]&lt;&gt;&quot;&quot;; [.A34] &amp; &quot; - &quot; &amp;[.B34] &amp; &quot; - &quot; &amp;[.C34]; &quot;&quot;)" office:value-type="string" office:string-value="Strip Mall - Building - Light" calcext:value-type="string">
            <text:p>Strip Mall - Building - Light</text:p>
          </table:table-cell>
          <table:table-cell office:value-type="string" calcext:value-type="string">
            <text:p>NREL</text:p>
          </table:table-cell>
          <table:table-cell table:formula="of:=[.D34]" office:value-type="string" office:string-value="Strip Mall - Building - Light" calcext:value-type="string">
            <text:p>Strip Mall - Building - Light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.05" calcext:value-type="float">
            <text:p>0.0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9" table:style-name="ce5" office:value-type="float" office:value="0.9" calcext:value-type="float">
            <text:p>0.9</text:p>
          </table:table-cell>
          <table:table-cell table:number-columns-repeated="2" table:style-name="ce5" office:value-type="float" office:value="0.6" calcext:value-type="float">
            <text:p>0.6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 table:style-name="ce5" office:value-type="float" office:value="0.05" calcext:value-type="float">
            <text:p>0.05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trip Mal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35]&lt;&gt;&quot;&quot;; [.A35] &amp; &quot; - &quot; &amp;[.B35] &amp; &quot; - &quot; &amp;[.C35]; &quot;&quot;)" office:value-type="string" office:string-value="Strip Mall - Building - HVAC" calcext:value-type="string">
            <text:p>Strip Mall - Building - HVAC</text:p>
          </table:table-cell>
          <table:table-cell office:value-type="string" calcext:value-type="string">
            <text:p>NREL</text:p>
          </table:table-cell>
          <table:table-cell table:formula="of:=[.D35]" office:value-type="string" office:string-value="Strip Mall - Building - HVAC" calcext:value-type="string">
            <text:p>Strip Mall - Building - HVAC</text:p>
          </table:table-cell>
          <table:table-cell office:value-type="string" calcext:value-type="string">
            <text:p>Default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upermarke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36]&lt;&gt;&quot;&quot;; [.A36] &amp; &quot; - &quot; &amp;[.B36] &amp; &quot; - &quot; &amp;[.C36]; &quot;&quot;)" office:value-type="string" office:string-value="Supermarket - Building - Equipment" calcext:value-type="string">
            <text:p>Supermarket - Building - Equipment</text:p>
          </table:table-cell>
          <table:table-cell office:value-type="string" calcext:value-type="string">
            <text:p>NREL</text:p>
          </table:table-cell>
          <table:table-cell table:formula="of:=[.D36]" office:value-type="string" office:string-value="Supermarket - Building - Equipment" calcext:value-type="string">
            <text:p>Supermarket - Building - Equipment</text:p>
          </table:table-cell>
          <table:table-cell office:value-type="string" calcext:value-type="string">
            <text:p>Default</text:p>
          </table:table-cell>
          <table:table-cell table:number-columns-repeated="6" table:style-name="ce5" office:value-type="float" office:value="0.2" calcext:value-type="float">
            <text:p>0.2</text:p>
          </table:table-cell>
          <table:table-cell table:number-columns-repeated="2" table:style-name="ce5" office:value-type="float" office:value="0.4" calcext:value-type="float">
            <text:p>0.4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9" table:style-name="ce5" office:value-type="float" office:value="0.9" calcext:value-type="float">
            <text:p>0.9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upermarke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37]&lt;&gt;&quot;&quot;; [.A37] &amp; &quot; - &quot; &amp;[.B37] &amp; &quot; - &quot; &amp;[.C37]; &quot;&quot;)" office:value-type="string" office:string-value="Supermarket - Building - Light" calcext:value-type="string">
            <text:p>Supermarket - Building - Light</text:p>
          </table:table-cell>
          <table:table-cell office:value-type="string" calcext:value-type="string">
            <text:p>NREL</text:p>
          </table:table-cell>
          <table:table-cell table:formula="of:=[.D37]" office:value-type="string" office:string-value="Supermarket - Building - Light" calcext:value-type="string">
            <text:p>Supermarket - Building - Light</text:p>
          </table:table-cell>
          <table:table-cell office:value-type="string" calcext:value-type="string">
            <text:p>Default</text:p>
          </table:table-cell>
          <table:table-cell table:number-columns-repeated="6" table:style-name="ce5" office:value-type="float" office:value="0.05" calcext:value-type="float">
            <text:p>0.05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9" table:style-name="ce5" office:value-type="float" office:value="0.9" calcext:value-type="float">
            <text:p>0.9</text:p>
          </table:table-cell>
          <table:table-cell table:number-columns-repeated="2" table:style-name="ce5" office:value-type="float" office:value="0.6" calcext:value-type="float">
            <text:p>0.6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 table:style-name="ce5" office:value-type="float" office:value="0.05" calcext:value-type="float">
            <text:p>0.05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upermarke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alk in freezer</text:p>
          </table:table-cell>
          <table:table-cell table:formula="of:==IF([.A38]&lt;&gt;&quot;&quot;; [.A38] &amp; &quot; - &quot; &amp;[.B38] &amp; &quot; - &quot; &amp;[.C38]; &quot;&quot;)" office:value-type="string" office:string-value="Supermarket - Building - Walk in freezer" calcext:value-type="string">
            <text:p>Supermarket - Building - Walk in freezer</text:p>
          </table:table-cell>
          <table:table-cell office:value-type="string" calcext:value-type="string">
            <text:p>NREL</text:p>
          </table:table-cell>
          <table:table-cell table:formula="of:=[.D38]" office:value-type="string" office:string-value="Supermarket - Building - Walk in freezer" calcext:value-type="string">
            <text:p>Supermarket - Building - Walk in freezer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.2" calcext:value-type="float">
            <text:p>0.2</text:p>
          </table:table-cell>
          <table:table-cell table:number-columns-repeated="14" table:style-name="ce5" office:value-type="float" office:value="0.4" calcext:value-type="float">
            <text:p>0.4</text:p>
          </table:table-cell>
          <table:table-cell table:number-columns-repeated="3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1"/>
        </table:table-row>
        <table:table-row table:style-name="ro3">
          <table:table-cell office:value-type="string" calcext:value-type="string">
            <text:p>Supermarke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utideck Diary and Delicase</text:p>
          </table:table-cell>
          <table:table-cell table:formula="of:==IF([.A39]&lt;&gt;&quot;&quot;; [.A39] &amp; &quot; - &quot; &amp;[.B39] &amp; &quot; - &quot; &amp;[.C39]; &quot;&quot;)" office:value-type="string" office:string-value="Supermarket - Building - Mutideck Diary and Delicase" calcext:value-type="string">
            <text:p>Supermarket - Building - Mutideck Diary and Delicase</text:p>
          </table:table-cell>
          <table:table-cell office:value-type="string" calcext:value-type="string">
            <text:p>NREL</text:p>
          </table:table-cell>
          <table:table-cell table:formula="of:=[.D39]" office:value-type="string" office:string-value="Supermarket - Building - Mutideck Diary and Delicase" calcext:value-type="string">
            <text:p>Supermarket - Building - Mutideck Diary and Delicase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.2" calcext:value-type="float">
            <text:p>0.2</text:p>
          </table:table-cell>
          <table:table-cell table:number-columns-repeated="14" table:style-name="ce5" office:value-type="float" office:value="0.6" calcext:value-type="float">
            <text:p>0.6</text:p>
          </table:table-cell>
          <table:table-cell table:number-columns-repeated="3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1"/>
        </table:table-row>
        <table:table-row table:style-name="ro3">
          <table:table-cell office:value-type="string" calcext:value-type="string">
            <text:p>Supermarke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Glass door frozen food</text:p>
          </table:table-cell>
          <table:table-cell table:formula="of:==IF([.A40]&lt;&gt;&quot;&quot;; [.A40] &amp; &quot; - &quot; &amp;[.B40] &amp; &quot; - &quot; &amp;[.C40]; &quot;&quot;)" office:value-type="string" office:string-value="Supermarket - Building - Glass door frozen food" calcext:value-type="string">
            <text:p>Supermarket - Building - Glass door frozen food</text:p>
          </table:table-cell>
          <table:table-cell office:value-type="string" calcext:value-type="string">
            <text:p>NREL</text:p>
          </table:table-cell>
          <table:table-cell table:formula="of:=[.D40]" office:value-type="string" office:string-value="Supermarket - Building - Glass door frozen food" calcext:value-type="string">
            <text:p>Supermarket - Building - Glass door frozen food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.2" calcext:value-type="float">
            <text:p>0.2</text:p>
          </table:table-cell>
          <table:table-cell table:number-columns-repeated="14" table:style-name="ce5" office:value-type="float" office:value="0.6" calcext:value-type="float">
            <text:p>0.6</text:p>
          </table:table-cell>
          <table:table-cell table:number-columns-repeated="3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1"/>
        </table:table-row>
        <table:table-row table:style-name="ro4">
          <table:table-cell office:value-type="string" calcext:value-type="string">
            <text:p>Supermarke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Open well icecream display case</text:p>
          </table:table-cell>
          <table:table-cell table:formula="of:==IF([.A41]&lt;&gt;&quot;&quot;; [.A41] &amp; &quot; - &quot; &amp;[.B41] &amp; &quot; - &quot; &amp;[.C41]; &quot;&quot;)" office:value-type="string" office:string-value="Supermarket - Building - Open well icecream display case" calcext:value-type="string">
            <text:p>Supermarket - Building - Open well icecream display case</text:p>
          </table:table-cell>
          <table:table-cell office:value-type="string" calcext:value-type="string">
            <text:p>NREL</text:p>
          </table:table-cell>
          <table:table-cell table:formula="of:=[.D41]" office:value-type="string" office:string-value="Supermarket - Building - Open well icecream display case" calcext:value-type="string">
            <text:p>Supermarket - Building - Open well icecream display case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.2" calcext:value-type="float">
            <text:p>0.2</text:p>
          </table:table-cell>
          <table:table-cell table:number-columns-repeated="14" table:style-name="ce5" office:value-type="float" office:value="0.6" calcext:value-type="float">
            <text:p>0.6</text:p>
          </table:table-cell>
          <table:table-cell table:number-columns-repeated="3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upermarke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42]&lt;&gt;&quot;&quot;; [.A42] &amp; &quot; - &quot; &amp;[.B42] &amp; &quot; - &quot; &amp;[.C42]; &quot;&quot;)" office:value-type="string" office:string-value="Supermarket - Building - HVAC" calcext:value-type="string">
            <text:p>Supermarket - Building - HVAC</text:p>
          </table:table-cell>
          <table:table-cell office:value-type="string" calcext:value-type="string">
            <text:p>NREL</text:p>
          </table:table-cell>
          <table:table-cell table:formula="of:=[.D42]" office:value-type="string" office:string-value="Supermarket - Building - HVAC" calcext:value-type="string">
            <text:p>Supermarket - Building - HVAC</text:p>
          </table:table-cell>
          <table:table-cell office:value-type="string" calcext:value-type="string">
            <text:p>Default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Full Service Restauran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43]&lt;&gt;&quot;&quot;; [.A43] &amp; &quot; - &quot; &amp;[.B43] &amp; &quot; - &quot; &amp;[.C43]; &quot;&quot;)" office:value-type="string" office:string-value="Full Service Restaurant - Building - Equipment" calcext:value-type="string">
            <text:p>Full Service Restaurant - Building - Equipment</text:p>
          </table:table-cell>
          <table:table-cell office:value-type="string" calcext:value-type="string">
            <text:p>NREL</text:p>
          </table:table-cell>
          <table:table-cell table:formula="of:=[.D43]" office:value-type="string" office:string-value="Full Service Restaurant - Building - Equipment" calcext:value-type="string">
            <text:p>Full Service Restaurant - Building - Equipment</text:p>
          </table:table-cell>
          <table:table-cell office:value-type="string" calcext:value-type="string">
            <text:p>Default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5" table:style-name="ce12" office:value-type="float" office:value="0.1" calcext:value-type="float">
            <text:p>0.1</text:p>
          </table:table-cell>
          <table:table-cell table:style-name="ce12" office:value-type="float" office:value="0.25" calcext:value-type="float">
            <text:p>0.25</text:p>
          </table:table-cell>
          <table:table-cell table:number-columns-repeated="2" table:style-name="ce12" office:value-type="float" office:value="0.35" calcext:value-type="float">
            <text:p>0.35</text:p>
          </table:table-cell>
          <table:table-cell table:style-name="ce12" office:value-type="float" office:value="0.25" calcext:value-type="float">
            <text:p>0.25</text:p>
          </table:table-cell>
          <table:table-cell table:number-columns-repeated="3" table:style-name="ce12" office:value-type="float" office:value="0.35" calcext:value-type="float">
            <text:p>0.35</text:p>
          </table:table-cell>
          <table:table-cell table:number-columns-repeated="3" table:style-name="ce12" office:value-type="float" office:value="0.25" calcext:value-type="float">
            <text:p>0.25</text:p>
          </table:table-cell>
          <table:table-cell table:number-columns-repeated="3" table:style-name="ce12" office:value-type="float" office:value="0.35" calcext:value-type="float">
            <text:p>0.35</text:p>
          </table:table-cell>
          <table:table-cell table:number-columns-repeated="5"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style-name="ce7" table:number-columns-repeated="991"/>
        </table:table-row>
        <table:table-row table:style-name="ro2">
          <table:table-cell office:value-type="string" calcext:value-type="string">
            <text:p>Full Service Restauran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44]&lt;&gt;&quot;&quot;; [.A44] &amp; &quot; - &quot; &amp;[.B44] &amp; &quot; - &quot; &amp;[.C44]; &quot;&quot;)" office:value-type="string" office:string-value="Full Service Restaurant - Building - Light" calcext:value-type="string">
            <text:p>Full Service Restaurant - Building - Light</text:p>
          </table:table-cell>
          <table:table-cell office:value-type="string" calcext:value-type="string">
            <text:p>NREL</text:p>
          </table:table-cell>
          <table:table-cell table:formula="of:=[.D44]" office:value-type="string" office:string-value="Full Service Restaurant - Building - Light" calcext:value-type="string">
            <text:p>Full Service Restaurant - Building - Light</text:p>
          </table:table-cell>
          <table:table-cell office:value-type="string" calcext:value-type="string">
            <text:p>Default</text:p>
          </table:table-cell>
          <table:table-cell table:style-name="ce5" office:value-type="float" office:value="0.45" calcext:value-type="float">
            <text:p>0.45</text:p>
          </table:table-cell>
          <table:table-cell table:number-columns-repeated="4" table:style-name="ce12" office:value-type="float" office:value="0.15" calcext:value-type="float">
            <text:p>0.15</text:p>
          </table:table-cell>
          <table:table-cell table:style-name="ce12" office:value-type="float" office:value="0.45" calcext:value-type="float">
            <text:p>0.45</text:p>
          </table:table-cell>
          <table:table-cell table:number-columns-repeated="18" table:style-name="ce12" office:value-type="float" office:value="0.9" calcext:value-type="float">
            <text:p>0.9</text:p>
          </table:table-cell>
          <table:table-cell table:style-name="ce12" table:number-columns-repeated="2"/>
          <table:table-cell table:style-name="ce7" table:number-columns-repeated="991"/>
        </table:table-row>
        <table:table-row table:style-name="ro2">
          <table:table-cell office:value-type="string" calcext:value-type="string">
            <text:p>Full Service Restaurant</text:p>
          </table:table-cell>
          <table:table-cell office:value-type="string" calcext:value-type="string">
            <text:p>Building</text:p>
          </table:table-cell>
          <table:table-cell table:style-name="ce4" office:value-type="string" calcext:value-type="string">
            <text:p>HVAC</text:p>
          </table:table-cell>
          <table:table-cell table:formula="of:==IF([.A45]&lt;&gt;&quot;&quot;; [.A45] &amp; &quot; - &quot; &amp;[.B45] &amp; &quot; - &quot; &amp;[.C45]; &quot;&quot;)" office:value-type="string" office:string-value="Full Service Restaurant - Building - HVAC" calcext:value-type="string">
            <text:p>Full Service Restaurant - Building - HVAC</text:p>
          </table:table-cell>
          <table:table-cell office:value-type="string" calcext:value-type="string">
            <text:p>NREL</text:p>
          </table:table-cell>
          <table:table-cell table:formula="of:=[.D45]" office:value-type="string" office:string-value="Full Service Restaurant - Building - HVAC" calcext:value-type="string">
            <text:p>Full Service Restaurant - Building - HVAC</text:p>
          </table:table-cell>
          <table:table-cell office:value-type="string" calcext:value-type="string">
            <text:p>Defaul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19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7" table:number-columns-repeated="991"/>
        </table:table-row>
        <table:table-row table:style-name="ro2">
          <table:table-cell office:value-type="string" calcext:value-type="string">
            <text:p>Full Service Restaurant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Walk in freezer</text:p>
          </table:table-cell>
          <table:table-cell table:formula="of:==IF([.A46]&lt;&gt;&quot;&quot;; [.A46] &amp; &quot; - &quot; &amp;[.B46] &amp; &quot; - &quot; &amp;[.C46]; &quot;&quot;)" office:value-type="string" office:string-value="Full Service Restaurant - Kitchen - Walk in freezer" calcext:value-type="string">
            <text:p>Full Service Restaurant - Kitchen - Walk in freezer</text:p>
          </table:table-cell>
          <table:table-cell office:value-type="string" calcext:value-type="string">
            <text:p>NREL</text:p>
          </table:table-cell>
          <table:table-cell table:formula="of:=[.D46]" office:value-type="string" office:string-value="Full Service Restaurant - Kitchen - Walk in freezer" calcext:value-type="string">
            <text:p>Full Service Restaurant - Kitchen - Walk in freezer</text:p>
          </table:table-cell>
          <table:table-cell office:value-type="string" calcext:value-type="string">
            <text:p>Default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6" table:style-name="ce12" office:value-type="float" office:value="0.2" calcext:value-type="float">
            <text:p>0.2</text:p>
          </table:table-cell>
          <table:table-cell table:number-columns-repeated="14" table:style-name="ce12" office:value-type="float" office:value="0.4" calcext:value-type="float">
            <text:p>0.4</text:p>
          </table:table-cell>
          <table:table-cell table:number-columns-repeated="3" table:style-name="ce12" office:value-type="float" office:value="0.2" calcext:value-type="float">
            <text:p>0.2</text:p>
          </table:table-cell>
          <table:table-cell table:style-name="ce12" table:number-columns-repeated="2"/>
          <table:table-cell table:style-name="ce7" table:number-columns-repeated="991"/>
        </table:table-row>
        <table:table-row table:style-name="ro2">
          <table:table-cell office:value-type="string" calcext:value-type="string">
            <text:p>Full Service Restaurant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xhaust</text:p>
          </table:table-cell>
          <table:table-cell table:formula="of:==IF([.A47]&lt;&gt;&quot;&quot;; [.A47] &amp; &quot; - &quot; &amp;[.B47] &amp; &quot; - &quot; &amp;[.C47]; &quot;&quot;)" office:value-type="string" office:string-value="Full Service Restaurant - Kitchen - Exhaust" calcext:value-type="string">
            <text:p>Full Service Restaurant - Kitchen - Exhaust</text:p>
          </table:table-cell>
          <table:table-cell office:value-type="string" calcext:value-type="string">
            <text:p>NREL</text:p>
          </table:table-cell>
          <table:table-cell table:formula="of:=[.D47]" office:value-type="string" office:string-value="Full Service Restaurant - Kitchen - Exhaust" calcext:value-type="string">
            <text:p>Full Service Restaurant - Kitchen - Exhaust</text:p>
          </table:table-cell>
          <table:table-cell office:value-type="string" calcext:value-type="string">
            <text:p>Defaul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19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7" table:number-columns-repeated="991"/>
        </table:table-row>
        <table:table-row table:style-name="ro5">
          <table:table-cell office:value-type="string" calcext:value-type="string">
            <text:p>Quick Service Restauran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48]&lt;&gt;&quot;&quot;; [.A48] &amp; &quot; - &quot; &amp;[.B48] &amp; &quot; - &quot; &amp;[.C48]; &quot;&quot;)" office:value-type="string" office:string-value="Quick Service Restaurant - Building - Equipment" calcext:value-type="string">
            <text:p>Quick Service Restaurant - Building - Equipment</text:p>
          </table:table-cell>
          <table:table-cell office:value-type="string" calcext:value-type="string">
            <text:p>NREL</text:p>
          </table:table-cell>
          <table:table-cell table:formula="of:=[.D48]" office:value-type="string" office:string-value="Quick Service Restaurant - Building - Equipment" calcext:value-type="string">
            <text:p>Quick Service Restaurant - Building - Equipment</text:p>
          </table:table-cell>
          <table:table-cell office:value-type="string" calcext:value-type="string">
            <text:p>Default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5" table:style-name="ce5" office:value-type="float" office:value="0.1" calcext:value-type="float">
            <text:p>0.1</text:p>
          </table:table-cell>
          <table:table-cell table:number-columns-repeated="2" table:style-name="ce5" office:value-type="float" office:value="0.35" calcext:value-type="float">
            <text:p>0.35</text:p>
          </table:table-cell>
          <table:table-cell table:number-columns-repeated="2" table:style-name="ce5" office:value-type="float" office:value="0.25" calcext:value-type="float">
            <text:p>0.25</text:p>
          </table:table-cell>
          <table:table-cell table:number-columns-repeated="4" table:style-name="ce5" office:value-type="float" office:value="0.35" calcext:value-type="float">
            <text:p>0.35</text:p>
          </table:table-cell>
          <table:table-cell table:number-columns-repeated="3" table:style-name="ce5" office:value-type="float" office:value="0.25" calcext:value-type="float">
            <text:p>0.25</text:p>
          </table:table-cell>
          <table:table-cell table:number-columns-repeated="3" table:style-name="ce5" office:value-type="float" office:value="0.35" calcext:value-type="float">
            <text:p>0.35</text:p>
          </table:table-cell>
          <table:table-cell table:number-columns-repeated="4" table:style-name="ce5" office:value-type="float" office:value="0.25" calcext:value-type="float">
            <text:p>0.25</text:p>
          </table:table-cell>
          <table:table-cell table:style-name="ce5" table:number-columns-repeated="2"/>
          <table:table-cell table:number-columns-repeated="991"/>
        </table:table-row>
        <table:table-row table:style-name="ro5">
          <table:table-cell office:value-type="string" calcext:value-type="string">
            <text:p>Quick Service Restauran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49]&lt;&gt;&quot;&quot;; [.A49] &amp; &quot; - &quot; &amp;[.B49] &amp; &quot; - &quot; &amp;[.C49]; &quot;&quot;)" office:value-type="string" office:string-value="Quick Service Restaurant - Building - Light" calcext:value-type="string">
            <text:p>Quick Service Restaurant - Building - Light</text:p>
          </table:table-cell>
          <table:table-cell office:value-type="string" calcext:value-type="string">
            <text:p>NREL</text:p>
          </table:table-cell>
          <table:table-cell table:formula="of:=[.D49]" office:value-type="string" office:string-value="Quick Service Restaurant - Building - Light" calcext:value-type="string">
            <text:p>Quick Service Restaurant - Building - Light</text:p>
          </table:table-cell>
          <table:table-cell office:value-type="string" calcext:value-type="string">
            <text:p>Default</text:p>
          </table:table-cell>
          <table:table-cell table:style-name="ce9" office:value-type="float" office:value="0.45" calcext:value-type="float">
            <text:p>0.45</text:p>
          </table:table-cell>
          <table:table-cell table:number-columns-repeated="4" table:style-name="ce5" office:value-type="float" office:value="0.15" calcext:value-type="float">
            <text:p>0.15</text:p>
          </table:table-cell>
          <table:table-cell table:style-name="ce5" office:value-type="float" office:value="0.45" calcext:value-type="float">
            <text:p>0.45</text:p>
          </table:table-cell>
          <table:table-cell table:number-columns-repeated="18" table:style-name="ce5" office:value-type="float" office:value="0.9" calcext:value-type="float">
            <text:p>0.9</text:p>
          </table:table-cell>
          <table:table-cell table:style-name="ce5" table:number-columns-repeated="2"/>
          <table:table-cell table:number-columns-repeated="991"/>
        </table:table-row>
        <table:table-row table:style-name="ro5">
          <table:table-cell office:value-type="string" calcext:value-type="string">
            <text:p>Quick Service Restaurant</text:p>
          </table:table-cell>
          <table:table-cell table:style-name="ce4" office:value-type="string" calcext:value-type="string">
            <text:p>Building</text:p>
          </table:table-cell>
          <table:table-cell table:style-name="ce4" office:value-type="string" calcext:value-type="string">
            <text:p>HVAC</text:p>
          </table:table-cell>
          <table:table-cell table:formula="of:==IF([.A50]&lt;&gt;&quot;&quot;; [.A50] &amp; &quot; - &quot; &amp;[.B50] &amp; &quot; - &quot; &amp;[.C50]; &quot;&quot;)" office:value-type="string" office:string-value="Quick Service Restaurant - Building - HVAC" calcext:value-type="string">
            <text:p>Quick Service Restaurant - Building - HVAC</text:p>
          </table:table-cell>
          <table:table-cell office:value-type="string" calcext:value-type="string">
            <text:p>NREL</text:p>
          </table:table-cell>
          <table:table-cell table:formula="of:=[.D50]" office:value-type="string" office:string-value="Quick Service Restaurant - Building - HVAC" calcext:value-type="string">
            <text:p>Quick Service Restaurant - Building - HVAC</text:p>
          </table:table-cell>
          <table:table-cell office:value-type="string" calcext:value-type="string">
            <text:p>Defaul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19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7" table:number-columns-repeated="991"/>
        </table:table-row>
        <table:table-row table:style-name="ro5">
          <table:table-cell office:value-type="string" calcext:value-type="string">
            <text:p>Quick Service Restaurant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Walk in freezer</text:p>
          </table:table-cell>
          <table:table-cell table:formula="of:==IF([.A51]&lt;&gt;&quot;&quot;; [.A51] &amp; &quot; - &quot; &amp;[.B51] &amp; &quot; - &quot; &amp;[.C51]; &quot;&quot;)" office:value-type="string" office:string-value="Quick Service Restaurant - Kitchen - Walk in freezer" calcext:value-type="string">
            <text:p>Quick Service Restaurant - Kitchen - Walk in freezer</text:p>
          </table:table-cell>
          <table:table-cell office:value-type="string" calcext:value-type="string">
            <text:p>NREL</text:p>
          </table:table-cell>
          <table:table-cell table:formula="of:=[.D51]" office:value-type="string" office:string-value="Quick Service Restaurant - Kitchen - Walk in freezer" calcext:value-type="string">
            <text:p>Quick Service Restaurant - Kitchen - Walk in freezer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.2" calcext:value-type="float">
            <text:p>0.2</text:p>
          </table:table-cell>
          <table:table-cell table:number-columns-repeated="14" table:style-name="ce5" office:value-type="float" office:value="0.4" calcext:value-type="float">
            <text:p>0.4</text:p>
          </table:table-cell>
          <table:table-cell table:number-columns-repeated="3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1"/>
        </table:table-row>
        <table:table-row table:style-name="ro5">
          <table:table-cell table:style-name="ce4" office:value-type="string" calcext:value-type="string">
            <text:p>Quick Service Restaurant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xhaust</text:p>
          </table:table-cell>
          <table:table-cell table:formula="of:==IF([.A52]&lt;&gt;&quot;&quot;; [.A52] &amp; &quot; - &quot; &amp;[.B52] &amp; &quot; - &quot; &amp;[.C52]; &quot;&quot;)" office:value-type="string" office:string-value="Quick Service Restaurant - Kitchen - Exhaust" calcext:value-type="string">
            <text:p>Quick Service Restaurant - Kitchen - Exhaust</text:p>
          </table:table-cell>
          <table:table-cell office:value-type="string" calcext:value-type="string">
            <text:p>NREL</text:p>
          </table:table-cell>
          <table:table-cell table:formula="of:=[.D52]" office:value-type="string" office:string-value="Quick Service Restaurant - Kitchen - Exhaust" calcext:value-type="string">
            <text:p>Quick Service Restaurant - Kitchen - Exhaust</text:p>
          </table:table-cell>
          <table:table-cell office:value-type="string" calcext:value-type="string">
            <text:p>Defaul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9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4" table:number-columns-repeated="991"/>
        </table:table-row>
        <table:table-row table:style-name="ro2">
          <table:table-cell office:value-type="string" calcext:value-type="string">
            <text:p>Hospit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levator</text:p>
          </table:table-cell>
          <table:table-cell table:formula="of:==IF([.A53]&lt;&gt;&quot;&quot;; [.A53] &amp; &quot; - &quot; &amp;[.B53] &amp; &quot; - &quot; &amp;[.C53]; &quot;&quot;)" office:value-type="string" office:string-value="Hospital - Building - Elevator" calcext:value-type="string">
            <text:p>Hospital - Building - Elevator</text:p>
          </table:table-cell>
          <table:table-cell office:value-type="string" calcext:value-type="string">
            <text:p>NREL</text:p>
          </table:table-cell>
          <table:table-cell table:formula="of:=[.D53]" office:value-type="string" office:string-value="Hospital - Building - Elevator" calcext:value-type="string">
            <text:p>Hospital - Building - Elevator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.2" calcext:value-type="float">
            <text:p>0.2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75" calcext:value-type="float">
            <text:p>0.75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75" calcext:value-type="float">
            <text:p>0.75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.52" calcext:value-type="float">
            <text:p>0.52</text:p>
          </table:table-cell>
          <table:table-cell table:style-name="ce5" office:value-type="float" office:value="0.28" calcext:value-type="float">
            <text:p>0.28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1"/>
        </table:table-row>
        <table:table-row table:style-name="ro1">
          <table:table-cell office:value-type="string" calcext:value-type="string">
            <text:p>Hospit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54]&lt;&gt;&quot;&quot;; [.A54] &amp; &quot; - &quot; &amp;[.B54] &amp; &quot; - &quot; &amp;[.C54]; &quot;&quot;)" office:value-type="string" office:string-value="Hospital - Building - Light" calcext:value-type="string">
            <text:p>Hospital - Building - Light</text:p>
          </table:table-cell>
          <table:table-cell office:value-type="string" calcext:value-type="string">
            <text:p>NREL</text:p>
          </table:table-cell>
          <table:table-cell table:formula="of:=[.D54]" office:value-type="string" office:string-value="Hospital - Building - Light" calcext:value-type="string">
            <text:p>Hospital - Building - Light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.1" calcext:value-type="float">
            <text:p>0.1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8" table:style-name="ce5" office:value-type="float" office:value="0.9" calcext:value-type="float">
            <text:p>0.9</text:p>
          </table:table-cell>
          <table:table-cell table:number-columns-repeated="7" table:style-name="ce5" office:value-type="float" office:value="0.3" calcext:value-type="float">
            <text:p>0.3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number-columns-repeated="991"/>
        </table:table-row>
        <table:table-row table:style-name="ro1">
          <table:table-cell office:value-type="string" calcext:value-type="string">
            <text:p>Hospit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55]&lt;&gt;&quot;&quot;; [.A55] &amp; &quot; - &quot; &amp;[.B55] &amp; &quot; - &quot; &amp;[.C55]; &quot;&quot;)" office:value-type="string" office:string-value="Hospital - Building - HVAC" calcext:value-type="string">
            <text:p>Hospital - Building - HVAC</text:p>
          </table:table-cell>
          <table:table-cell office:value-type="string" calcext:value-type="string">
            <text:p>NREL</text:p>
          </table:table-cell>
          <table:table-cell table:formula="of:=[.D55]" office:value-type="string" office:string-value="Hospital - Building - HVAC" calcext:value-type="string">
            <text:p>Hospital - Building - HVAC</text:p>
          </table:table-cell>
          <table:table-cell office:value-type="string" calcext:value-type="string">
            <text:p>Default</text:p>
          </table:table-cell>
          <table:table-cell table:number-columns-repeated="24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Hospital</text:p>
          </table:table-cell>
          <table:table-cell table:style-name="ce6" office:value-type="string" calcext:value-type="string">
            <text:p>Admin</text:p>
          </table:table-cell>
          <table:table-cell office:value-type="string" calcext:value-type="string">
            <text:p>Equipment</text:p>
          </table:table-cell>
          <table:table-cell table:formula="of:==IF([.A56]&lt;&gt;&quot;&quot;; [.A56] &amp; &quot; - &quot; &amp;[.B56] &amp; &quot; - &quot; &amp;[.C56]; &quot;&quot;)" office:value-type="string" office:string-value="Hospital - Admin - Equipment" calcext:value-type="string">
            <text:p>Hospital - Admin - Equipment</text:p>
          </table:table-cell>
          <table:table-cell office:value-type="string" calcext:value-type="string">
            <text:p>NREL</text:p>
          </table:table-cell>
          <table:table-cell table:formula="of:=[.D56]" office:value-type="string" office:string-value="Hospital - Admin - Equipment" calcext:value-type="string">
            <text:p>Hospital - Admin - Equipment</text:p>
          </table:table-cell>
          <table:table-cell office:value-type="string" calcext:value-type="string">
            <text:p>Default</text:p>
          </table:table-cell>
          <table:table-cell table:number-columns-repeated="4" table:style-name="ce5" office:value-type="float" office:value="0.3" calcext:value-type="float">
            <text:p>0.3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1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.3" calcext:value-type="float">
            <text:p>0.3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Hospital</text:p>
          </table:table-cell>
          <table:table-cell table:style-name="ce6" office:value-type="string" calcext:value-type="string">
            <text:p>Admin</text:p>
          </table:table-cell>
          <table:table-cell office:value-type="string" calcext:value-type="string">
            <text:p>Light</text:p>
          </table:table-cell>
          <table:table-cell table:formula="of:==IF([.A57]&lt;&gt;&quot;&quot;; [.A57] &amp; &quot; - &quot; &amp;[.B57] &amp; &quot; - &quot; &amp;[.C57]; &quot;&quot;)" office:value-type="string" office:string-value="Hospital - Admin - Light" calcext:value-type="string">
            <text:p>Hospital - Admin - Light</text:p>
          </table:table-cell>
          <table:table-cell office:value-type="string" calcext:value-type="string">
            <text:p>NREL</text:p>
          </table:table-cell>
          <table:table-cell table:formula="of:=[.D57]" office:value-type="string" office:string-value="Hospital - Admin - Light" calcext:value-type="string">
            <text:p>Hospital - Admin - Light</text:p>
          </table:table-cell>
          <table:table-cell office:value-type="string" calcext:value-type="string">
            <text:p>Default</text:p>
          </table:table-cell>
          <table:table-cell table:number-columns-repeated="4" table:style-name="ce5" office:value-type="float" office:value="0.1" calcext:value-type="float">
            <text:p>0.1</text:p>
          </table:table-cell>
          <table:table-cell table:number-columns-repeated="2" table:style-name="ce5" office:value-type="float" office:value="0.3" calcext:value-type="float">
            <text:p>0.3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11" table:style-name="ce5" office:value-type="float" office:value="0.9" calcext:value-type="float">
            <text:p>0.9</text:p>
          </table:table-cell>
          <table:table-cell table:number-columns-repeated="2" table:style-name="ce5" office:value-type="float" office:value="0.6" calcext:value-type="float">
            <text:p>0.6</text:p>
          </table:table-cell>
          <table:table-cell table:number-columns-repeated="2" table:style-name="ce5" office:value-type="float" office:value="0.3" calcext:value-type="float">
            <text:p>0.3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number-columns-repeated="991"/>
        </table:table-row>
        <table:table-row table:style-name="ro5">
          <table:table-cell office:value-type="string" calcext:value-type="string">
            <text:p>Hospital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Equipment</text:p>
          </table:table-cell>
          <table:table-cell table:formula="of:==IF([.A58]&lt;&gt;&quot;&quot;; [.A58] &amp; &quot; - &quot; &amp;[.B58] &amp; &quot; - &quot; &amp;[.C58]; &quot;&quot;)" office:value-type="string" office:string-value="Hospital - Critical - Equipment" calcext:value-type="string">
            <text:p>Hospital - Critical - Equipment</text:p>
          </table:table-cell>
          <table:table-cell office:value-type="string" calcext:value-type="string">
            <text:p>NREL</text:p>
          </table:table-cell>
          <table:table-cell table:formula="of:=[.D58]" office:value-type="string" office:string-value="Hospital - Critical - Equipment" calcext:value-type="string">
            <text:p>Hospital - Critical - Equipment</text:p>
          </table:table-cell>
          <table:table-cell office:value-type="string" calcext:value-type="string">
            <text:p>Default</text:p>
          </table:table-cell>
          <table:table-cell table:number-columns-repeated="6" table:style-name="ce5" office:value-type="float" office:value="0.5" calcext:value-type="float">
            <text:p>0.5</text:p>
          </table:table-cell>
          <table:table-cell table:number-columns-repeated="1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table:number-columns-repeated="4" table:style-name="ce5" office:value-type="float" office:value="0.5" calcext:value-type="float">
            <text:p>0.5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Hospital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Light</text:p>
          </table:table-cell>
          <table:table-cell table:formula="of:==IF([.A59]&lt;&gt;&quot;&quot;; [.A59] &amp; &quot; - &quot; &amp;[.B59] &amp; &quot; - &quot; &amp;[.C59]; &quot;&quot;)" office:value-type="string" office:string-value="Hospital - Critical - Light" calcext:value-type="string">
            <text:p>Hospital - Critical - Light</text:p>
          </table:table-cell>
          <table:table-cell office:value-type="string" calcext:value-type="string">
            <text:p>NREL</text:p>
          </table:table-cell>
          <table:table-cell table:formula="of:=[.D59]" office:value-type="string" office:string-value="Hospital - Critical - Light" calcext:value-type="string">
            <text:p>Hospital - Critical - Light</text:p>
          </table:table-cell>
          <table:table-cell office:value-type="string" calcext:value-type="string">
            <text:p>Default</text:p>
          </table:table-cell>
          <table:table-cell table:number-columns-repeated="4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7" calcext:value-type="float">
            <text:p>0.7</text:p>
          </table:table-cell>
          <table:table-cell table:number-columns-repeated="12" table:style-name="ce5" office:value-type="float" office:value="0.9" calcext:value-type="float">
            <text:p>0.9</text:p>
          </table:table-cell>
          <table:table-cell table:number-columns-repeated="4" table:style-name="ce5" office:value-type="float" office:value="0.7" calcext:value-type="float">
            <text:p>0.7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Hospital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Equipment</text:p>
          </table:table-cell>
          <table:table-cell table:formula="of:==IF([.A60]&lt;&gt;&quot;&quot;; [.A60] &amp; &quot; - &quot; &amp;[.B60] &amp; &quot; - &quot; &amp;[.C60]; &quot;&quot;)" office:value-type="string" office:string-value="Hospital - Kitchen - Equipment" calcext:value-type="string">
            <text:p>Hospital - Kitchen - Equipment</text:p>
          </table:table-cell>
          <table:table-cell office:value-type="string" calcext:value-type="string">
            <text:p>NREL</text:p>
          </table:table-cell>
          <table:table-cell table:formula="of:=[.D60]" office:value-type="string" office:string-value="Hospital - Kitchen - Equipment" calcext:value-type="string">
            <text:p>Hospital - Kitchen - Equipment</text:p>
          </table:table-cell>
          <table:table-cell office:value-type="string" calcext:value-type="string">
            <text:p>Default</text:p>
          </table:table-cell>
          <table:table-cell table:number-columns-repeated="6" table:style-name="ce5" office:value-type="float" office:value="0.1" calcext:value-type="float">
            <text:p>0.1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2" table:style-name="ce5" office:value-type="float" office:value="0.35" calcext:value-type="float">
            <text:p>0.35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3" table:style-name="ce5" office:value-type="float" office:value="0.35" calcext:value-type="float">
            <text:p>0.35</text:p>
          </table:table-cell>
          <table:table-cell table:number-columns-repeated="3" table:style-name="ce5" office:value-type="float" office:value="0.25" calcext:value-type="float">
            <text:p>0.25</text:p>
          </table:table-cell>
          <table:table-cell table:number-columns-repeated="3" table:style-name="ce5" office:value-type="float" office:value="0.35" calcext:value-type="float">
            <text:p>0.35</text:p>
          </table:table-cell>
          <table:table-cell table:number-columns-repeated="5" table:style-name="ce5" office:value-type="float" office:value="0.25" calcext:value-type="float">
            <text:p>0.25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Hospital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Walk in freezer</text:p>
          </table:table-cell>
          <table:table-cell table:formula="of:==IF([.A61]&lt;&gt;&quot;&quot;; [.A61] &amp; &quot; - &quot; &amp;[.B61] &amp; &quot; - &quot; &amp;[.C61]; &quot;&quot;)" office:value-type="string" office:string-value="Hospital - Kitchen - Walk in freezer" calcext:value-type="string">
            <text:p>Hospital - Kitchen - Walk in freezer</text:p>
          </table:table-cell>
          <table:table-cell office:value-type="string" calcext:value-type="string">
            <text:p>NREL</text:p>
          </table:table-cell>
          <table:table-cell table:formula="of:=[.D61]" office:value-type="string" office:string-value="Hospital - Kitchen - Walk in freezer" calcext:value-type="string">
            <text:p>Hospital - Kitchen - Walk in freezer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.2" calcext:value-type="float">
            <text:p>0.2</text:p>
          </table:table-cell>
          <table:table-cell table:number-columns-repeated="14" table:style-name="ce5" office:value-type="float" office:value="0.4" calcext:value-type="float">
            <text:p>0.4</text:p>
          </table:table-cell>
          <table:table-cell table:number-columns-repeated="3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Hospital</text:p>
          </table:table-cell>
          <table:table-cell office:value-type="string" calcext:value-type="string">
            <text:p>Kitchen</text:p>
          </table:table-cell>
          <table:table-cell table:style-name="ce4" office:value-type="string" calcext:value-type="string">
            <text:p>Exhaust</text:p>
          </table:table-cell>
          <table:table-cell table:formula="of:==IF([.A62]&lt;&gt;&quot;&quot;; [.A62] &amp; &quot; - &quot; &amp;[.B62] &amp; &quot; - &quot; &amp;[.C62]; &quot;&quot;)" office:value-type="string" office:string-value="Hospital - Kitchen - Exhaust" calcext:value-type="string">
            <text:p>Hospital - Kitchen - Exhaust</text:p>
          </table:table-cell>
          <table:table-cell office:value-type="string" calcext:value-type="string">
            <text:p>NREL</text:p>
          </table:table-cell>
          <table:table-cell table:formula="of:=[.D62]" office:value-type="string" office:string-value="Hospital - Kitchen - Exhaust" calcext:value-type="string">
            <text:p>Hospital - Kitchen - Exhaust</text:p>
          </table:table-cell>
          <table:table-cell office:value-type="string" calcext:value-type="string">
            <text:p>Default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13"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table:style-name="ce5" office:value-type="string" calcext:value-type="string">
            <text:p>Outpatient Health Car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levator</text:p>
          </table:table-cell>
          <table:table-cell table:formula="of:==IF([.A63]&lt;&gt;&quot;&quot;; [.A63] &amp; &quot; - &quot; &amp;[.B63] &amp; &quot; - &quot; &amp;[.C63]; &quot;&quot;)" office:value-type="string" office:string-value="Outpatient Health Care - Building - Elevator" calcext:value-type="string">
            <text:p>Outpatient Health Care - Building - Elevator</text:p>
          </table:table-cell>
          <table:table-cell office:value-type="string" calcext:value-type="string">
            <text:p>NREL</text:p>
          </table:table-cell>
          <table:table-cell table:formula="of:=[.D63]" office:value-type="string" office:string-value="Outpatient Health Care - Building - Elevator" calcext:value-type="string">
            <text:p>Outpatient Health Care - Building - Elevator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.05" calcext:value-type="float">
            <text:p>0.0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75" calcext:value-type="float">
            <text:p>0.75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75" calcext:value-type="float">
            <text:p>0.75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.52" calcext:value-type="float">
            <text:p>0.52</text:p>
          </table:table-cell>
          <table:table-cell table:style-name="ce5" office:value-type="float" office:value="0.28" calcext:value-type="float">
            <text:p>0.28</text:p>
          </table:table-cell>
          <table:table-cell table:number-columns-repeated="2" table:style-name="ce5" office:value-type="float" office:value="0.05" calcext:value-type="float">
            <text:p>0.05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table:style-name="ce5" office:value-type="string" calcext:value-type="string">
            <text:p>Outpatient Health Car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64]&lt;&gt;&quot;&quot;; [.A64] &amp; &quot; - &quot; &amp;[.B64] &amp; &quot; - &quot; &amp;[.C64]; &quot;&quot;)" office:value-type="string" office:string-value="Outpatient Health Care - Building - Equipment" calcext:value-type="string">
            <text:p>Outpatient Health Care - Building - Equipment</text:p>
          </table:table-cell>
          <table:table-cell office:value-type="string" calcext:value-type="string">
            <text:p>NREL</text:p>
          </table:table-cell>
          <table:table-cell table:formula="of:=[.D64]" office:value-type="string" office:string-value="Outpatient Health Care - Building - Equipment" calcext:value-type="string">
            <text:p>Outpatient Health Care - Building - Equipment</text:p>
          </table:table-cell>
          <table:table-cell office:value-type="string" calcext:value-type="string">
            <text:p>Default</text:p>
          </table:table-cell>
          <table:table-cell table:number-columns-repeated="4" table:style-name="ce5" office:value-type="float" office:value="0.3" calcext:value-type="float">
            <text:p>0.3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1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.3" calcext:value-type="float">
            <text:p>0.3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table:style-name="ce5" office:value-type="string" calcext:value-type="string">
            <text:p>Outpatient Health Car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65]&lt;&gt;&quot;&quot;; [.A65] &amp; &quot; - &quot; &amp;[.B65] &amp; &quot; - &quot; &amp;[.C65]; &quot;&quot;)" office:value-type="string" office:string-value="Outpatient Health Care - Building - Light" calcext:value-type="string">
            <text:p>Outpatient Health Care - Building - Light</text:p>
          </table:table-cell>
          <table:table-cell office:value-type="string" calcext:value-type="string">
            <text:p>NREL</text:p>
          </table:table-cell>
          <table:table-cell table:formula="of:=[.D65]" office:value-type="string" office:string-value="Outpatient Health Care - Building - Light" calcext:value-type="string">
            <text:p>Outpatient Health Care - Building - Light</text:p>
          </table:table-cell>
          <table:table-cell office:value-type="string" calcext:value-type="string">
            <text:p>Default</text:p>
          </table:table-cell>
          <table:table-cell table:number-columns-repeated="4" table:style-name="ce5" office:value-type="float" office:value="0.1" calcext:value-type="float">
            <text:p>0.1</text:p>
          </table:table-cell>
          <table:table-cell table:number-columns-repeated="2" table:style-name="ce5" office:value-type="float" office:value="0.3" calcext:value-type="float">
            <text:p>0.3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11" table:style-name="ce5" office:value-type="float" office:value="0.9" calcext:value-type="float">
            <text:p>0.9</text:p>
          </table:table-cell>
          <table:table-cell table:number-columns-repeated="2" table:style-name="ce5" office:value-type="float" office:value="0.6" calcext:value-type="float">
            <text:p>0.6</text:p>
          </table:table-cell>
          <table:table-cell table:number-columns-repeated="2" table:style-name="ce5" office:value-type="float" office:value="0.3" calcext:value-type="float">
            <text:p>0.3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table:style-name="ce5" office:value-type="string" calcext:value-type="string">
            <text:p>Outpatient Health Car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66]&lt;&gt;&quot;&quot;; [.A66] &amp; &quot; - &quot; &amp;[.B66] &amp; &quot; - &quot; &amp;[.C66]; &quot;&quot;)" office:value-type="string" office:string-value="Outpatient Health Care - Building - HVAC" calcext:value-type="string">
            <text:p>Outpatient Health Care - Building - HVAC</text:p>
          </table:table-cell>
          <table:table-cell office:value-type="string" calcext:value-type="string">
            <text:p>NREL</text:p>
          </table:table-cell>
          <table:table-cell table:formula="of:=[.D66]" office:value-type="string" office:string-value="Outpatient Health Care - Building - HVAC" calcext:value-type="string">
            <text:p>Outpatient Health Care - Building - HVAC</text:p>
          </table:table-cell>
          <table:table-cell office:value-type="string" calcext:value-type="string">
            <text:p>Default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7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table:style-name="ce5" office:value-type="string" calcext:value-type="string">
            <text:p>Outpatient Health Care</text:p>
          </table:table-cell>
          <table:table-cell office:value-type="string" calcext:value-type="string">
            <text:p>Radiology</text:p>
          </table:table-cell>
          <table:table-cell office:value-type="string" calcext:value-type="string">
            <text:p>Equipment</text:p>
          </table:table-cell>
          <table:table-cell table:formula="of:==IF([.A67]&lt;&gt;&quot;&quot;; [.A67] &amp; &quot; - &quot; &amp;[.B67] &amp; &quot; - &quot; &amp;[.C67]; &quot;&quot;)" office:value-type="string" office:string-value="Outpatient Health Care - Radiology - Equipment" calcext:value-type="string">
            <text:p>Outpatient Health Care - Radiology - Equipment</text:p>
          </table:table-cell>
          <table:table-cell office:value-type="string" calcext:value-type="string">
            <text:p>NREL</text:p>
          </table:table-cell>
          <table:table-cell table:formula="of:=[.D67]" office:value-type="string" office:string-value="Outpatient Health Care - Radiology - Equipment" calcext:value-type="string">
            <text:p>Outpatient Health Care - Radiology - Equipment</text:p>
          </table:table-cell>
          <table:table-cell office:value-type="string" calcext:value-type="string">
            <text:p>Default</text:p>
          </table:table-cell>
          <table:table-cell table:number-columns-repeated="6" table:style-name="ce5" office:value-type="float" office:value="0.01" calcext:value-type="float">
            <text:p>0.01</text:p>
          </table:table-cell>
          <table:table-cell table:number-columns-repeated="12" table:style-name="ce5" office:value-type="float" office:value="0.96" calcext:value-type="float">
            <text:p>0.96</text:p>
          </table:table-cell>
          <table:table-cell table:number-columns-repeated="6" table:style-name="ce5" office:value-type="float" office:value="0.01" calcext:value-type="float">
            <text:p>0.01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table:style-name="ce5" office:value-type="string" calcext:value-type="string">
            <text:p>Outpatient Health Care</text:p>
          </table:table-cell>
          <table:table-cell office:value-type="string" calcext:value-type="string">
            <text:p>Radiology</text:p>
          </table:table-cell>
          <table:table-cell office:value-type="string" calcext:value-type="string">
            <text:p>HVAC</text:p>
          </table:table-cell>
          <table:table-cell table:formula="of:==IF([.A68]&lt;&gt;&quot;&quot;; [.A68] &amp; &quot; - &quot; &amp;[.B68] &amp; &quot; - &quot; &amp;[.C68]; &quot;&quot;)" office:value-type="string" office:string-value="Outpatient Health Care - Radiology - HVAC" calcext:value-type="string">
            <text:p>Outpatient Health Care - Radiology - HVAC</text:p>
          </table:table-cell>
          <table:table-cell office:value-type="string" calcext:value-type="string">
            <text:p>NREL</text:p>
          </table:table-cell>
          <table:table-cell table:formula="of:=[.D68]" office:value-type="string" office:string-value="Outpatient Health Care - Radiology - HVAC" calcext:value-type="string">
            <text:p>Outpatient Health Care - Radiology - HVAC</text:p>
          </table:table-cell>
          <table:table-cell office:value-type="string" calcext:value-type="string">
            <text:p>Default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2"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Large Hote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69]&lt;&gt;&quot;&quot;; [.A69] &amp; &quot; - &quot; &amp;[.B69] &amp; &quot; - &quot; &amp;[.C69]; &quot;&quot;)" office:value-type="string" office:string-value="Large Hotel - Building - Equipment" calcext:value-type="string">
            <text:p>Large Hotel - Building - Equipment</text:p>
          </table:table-cell>
          <table:table-cell office:value-type="string" calcext:value-type="string">
            <text:p>NREL</text:p>
          </table:table-cell>
          <table:table-cell table:formula="of:=[.D69]" office:value-type="string" office:string-value="Large Hotel - Building - Equipment" calcext:value-type="string">
            <text:p>Large Hotel - Building - Equipment</text:p>
          </table:table-cell>
          <table:table-cell office:value-type="string" calcext:value-type="string">
            <text:p>Default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3" table:style-name="ce5" office:value-type="float" office:value="0.2" calcext:value-type="float">
            <text:p>0.2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8" table:style-name="ce5" office:value-type="float" office:value="0.35" calcext:value-type="float">
            <text:p>0.35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4" calcext:value-type="float">
            <text:p>0.4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Large Hote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70]&lt;&gt;&quot;&quot;; [.A70] &amp; &quot; - &quot; &amp;[.B70] &amp; &quot; - &quot; &amp;[.C70]; &quot;&quot;)" office:value-type="string" office:string-value="Large Hotel - Building - Light" calcext:value-type="string">
            <text:p>Large Hotel - Building - Light</text:p>
          </table:table-cell>
          <table:table-cell office:value-type="string" calcext:value-type="string">
            <text:p>NREL</text:p>
          </table:table-cell>
          <table:table-cell table:formula="of:=[.D70]" office:value-type="string" office:string-value="Large Hotel - Building - Light" calcext:value-type="string">
            <text:p>Large Hotel - Building - Light</text:p>
          </table:table-cell>
          <table:table-cell office:value-type="string" calcext:value-type="string">
            <text:p>Default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15" calcext:value-type="float">
            <text:p>0.15</text:p>
          </table:table-cell>
          <table:table-cell table:number-columns-repeated="3"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4" calcext:value-type="float">
            <text:p>0.4</text:p>
          </table:table-cell>
          <table:table-cell table:number-columns-repeated="8" table:style-name="ce5" office:value-type="float" office:value="0.25" calcext:value-type="float">
            <text:p>0.25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Large Hote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levator</text:p>
          </table:table-cell>
          <table:table-cell table:formula="of:==IF([.A71]&lt;&gt;&quot;&quot;; [.A71] &amp; &quot; - &quot; &amp;[.B71] &amp; &quot; - &quot; &amp;[.C71]; &quot;&quot;)" office:value-type="string" office:string-value="Large Hotel - Building - Elevator" calcext:value-type="string">
            <text:p>Large Hotel - Building - Elevator</text:p>
          </table:table-cell>
          <table:table-cell office:value-type="string" calcext:value-type="string">
            <text:p>NREL</text:p>
          </table:table-cell>
          <table:table-cell table:formula="of:=[.D71]" office:value-type="string" office:string-value="Large Hotel - Building - Elevator" calcext:value-type="string">
            <text:p>Large Hotel - Building - Elevator</text:p>
          </table:table-cell>
          <table:table-cell office:value-type="string" calcext:value-type="string">
            <text:p>Default</text:p>
          </table:table-cell>
          <table:table-cell table:number-columns-repeated="4" table:style-name="ce5" office:value-type="float" office:value="0.05" calcext:value-type="float">
            <text:p>0.05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5" office:value-type="float" office:value="0.35" calcext:value-type="float">
            <text:p>0.35</text:p>
          </table:table-cell>
          <table:table-cell table:number-columns-repeated="6" table:style-name="ce5" office:value-type="float" office:value="0.15" calcext:value-type="float">
            <text:p>0.15</text:p>
          </table:table-cell>
          <table:table-cell table:style-name="ce5" office:value-type="float" office:value="0.35" calcext:value-type="float">
            <text:p>0.35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4" calcext:value-type="float">
            <text:p>0.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Large Hote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72]&lt;&gt;&quot;&quot;; [.A72] &amp; &quot; - &quot; &amp;[.B72] &amp; &quot; - &quot; &amp;[.C72]; &quot;&quot;)" office:value-type="string" office:string-value="Large Hotel - Building - HVAC" calcext:value-type="string">
            <text:p>Large Hotel - Building - HVAC</text:p>
          </table:table-cell>
          <table:table-cell office:value-type="string" calcext:value-type="string">
            <text:p>NREL</text:p>
          </table:table-cell>
          <table:table-cell table:formula="of:=[.D72]" office:value-type="string" office:string-value="Large Hotel - Building - HVAC" calcext:value-type="string">
            <text:p>Large Hotel - Building - HVAC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17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Large Hotel</text:p>
          </table:table-cell>
          <table:table-cell office:value-type="string" calcext:value-type="string">
            <text:p>Guest Room</text:p>
          </table:table-cell>
          <table:table-cell office:value-type="string" calcext:value-type="string">
            <text:p>Equipment</text:p>
          </table:table-cell>
          <table:table-cell table:formula="of:==IF([.A73]&lt;&gt;&quot;&quot;; [.A73] &amp; &quot; - &quot; &amp;[.B73] &amp; &quot; - &quot; &amp;[.C73]; &quot;&quot;)" office:value-type="string" office:string-value="Large Hotel - Guest Room - Equipment" calcext:value-type="string">
            <text:p>Large Hotel - Guest Room - Equipment</text:p>
          </table:table-cell>
          <table:table-cell office:value-type="string" calcext:value-type="string">
            <text:p>NREL</text:p>
          </table:table-cell>
          <table:table-cell table:formula="of:=[.D73]" office:value-type="string" office:string-value="Large Hotel - Guest Room - Equipment" calcext:value-type="string">
            <text:p>Large Hotel - Guest Room - Equipment</text:p>
          </table:table-cell>
          <table:table-cell office:value-type="string" calcext:value-type="string">
            <text:p>Default</text:p>
          </table:table-cell>
          <table:table-cell table:number-columns-repeated="6" table:style-name="ce5" office:value-type="float" office:value="0.2" calcext:value-type="float">
            <text:p>0.2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office:value-type="float" office:value="0.9" calcext:value-type="float">
            <text:p>0.9</text:p>
          </table:table-cell>
          <table:table-cell table:number-columns-repeated="2" table:style-name="ce5" office:value-type="float" office:value="0.43" calcext:value-type="float">
            <text:p>0.43</text:p>
          </table:table-cell>
          <table:table-cell table:number-columns-repeated="7" table:style-name="ce5" office:value-type="float" office:value="0.26" calcext:value-type="float">
            <text:p>0.26</text:p>
          </table:table-cell>
          <table:table-cell table:number-columns-repeated="2" table:style-name="ce5" office:value-type="float" office:value="0.51" calcext:value-type="float">
            <text:p>0.51</text:p>
          </table:table-cell>
          <table:table-cell table:style-name="ce5" office:value-type="float" office:value="0.49" calcext:value-type="float">
            <text:p>0.49</text:p>
          </table:table-cell>
          <table:table-cell table:style-name="ce5" office:value-type="float" office:value="0.66" calcext:value-type="float">
            <text:p>0.66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35" calcext:value-type="float">
            <text:p>0.3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Large Hotel</text:p>
          </table:table-cell>
          <table:table-cell office:value-type="string" calcext:value-type="string">
            <text:p>Guest Room</text:p>
          </table:table-cell>
          <table:table-cell office:value-type="string" calcext:value-type="string">
            <text:p>Light</text:p>
          </table:table-cell>
          <table:table-cell table:formula="of:==IF([.A74]&lt;&gt;&quot;&quot;; [.A74] &amp; &quot; - &quot; &amp;[.B74] &amp; &quot; - &quot; &amp;[.C74]; &quot;&quot;)" office:value-type="string" office:string-value="Large Hotel - Guest Room - Light" calcext:value-type="string">
            <text:p>Large Hotel - Guest Room - Light</text:p>
          </table:table-cell>
          <table:table-cell office:value-type="string" calcext:value-type="string">
            <text:p>NREL</text:p>
          </table:table-cell>
          <table:table-cell table:formula="of:=[.D74]" office:value-type="string" office:string-value="Large Hotel - Guest Room - Light" calcext:value-type="string">
            <text:p>Large Hotel - Guest Room - Light</text:p>
          </table:table-cell>
          <table:table-cell office:value-type="string" calcext:value-type="string">
            <text:p>Default</text:p>
          </table:table-cell>
          <table:table-cell table:style-name="ce5" office:value-type="float" office:value="0.22" calcext:value-type="float">
            <text:p>0.22</text:p>
          </table:table-cell>
          <table:table-cell table:style-name="ce5" office:value-type="float" office:value="0.17" calcext:value-type="float">
            <text:p>0.17</text:p>
          </table:table-cell>
          <table:table-cell table:number-columns-repeated="3" table:style-name="ce5" office:value-type="float" office:value="0.11" calcext:value-type="float">
            <text:p>0.11</text:p>
          </table:table-cell>
          <table:table-cell table:style-name="ce5" office:value-type="float" office:value="0.22" calcext:value-type="float">
            <text:p>0.22</text:p>
          </table:table-cell>
          <table:table-cell table:style-name="ce5" office:value-type="float" office:value="0.44" calcext:value-type="float">
            <text:p>0.44</text:p>
          </table:table-cell>
          <table:table-cell table:style-name="ce5" office:value-type="float" office:value="0.56" calcext:value-type="float">
            <text:p>0.56</text:p>
          </table:table-cell>
          <table:table-cell table:number-columns-repeated="2" table:style-name="ce5" office:value-type="float" office:value="0.44" calcext:value-type="float">
            <text:p>0.44</text:p>
          </table:table-cell>
          <table:table-cell table:number-columns-repeated="8" table:style-name="ce5" office:value-type="float" office:value="0.28" calcext:value-type="float">
            <text:p>0.28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office:value-type="float" office:value="0.33" calcext:value-type="float">
            <text:p>0.33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Large Hotel</text:p>
          </table:table-cell>
          <table:table-cell office:value-type="string" calcext:value-type="string">
            <text:p>Laundry Room</text:p>
          </table:table-cell>
          <table:table-cell office:value-type="string" calcext:value-type="string">
            <text:p>Equipment</text:p>
          </table:table-cell>
          <table:table-cell table:formula="of:==IF([.A75]&lt;&gt;&quot;&quot;; [.A75] &amp; &quot; - &quot; &amp;[.B75] &amp; &quot; - &quot; &amp;[.C75]; &quot;&quot;)" office:value-type="string" office:string-value="Large Hotel - Laundry Room - Equipment" calcext:value-type="string">
            <text:p>Large Hotel - Laundry Room - Equipment</text:p>
          </table:table-cell>
          <table:table-cell office:value-type="string" calcext:value-type="string">
            <text:p>NREL</text:p>
          </table:table-cell>
          <table:table-cell table:formula="of:=[.D75]" office:value-type="string" office:string-value="Large Hotel - Laundry Room - Equipment" calcext:value-type="string">
            <text:p>Large Hotel - Laundry Room - Equipment</text:p>
          </table:table-cell>
          <table:table-cell office:value-type="string" calcext:value-type="string">
            <text:p>Default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Large Hotel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Equipment</text:p>
          </table:table-cell>
          <table:table-cell table:formula="of:==IF([.A76]&lt;&gt;&quot;&quot;; [.A76] &amp; &quot; - &quot; &amp;[.B76] &amp; &quot; - &quot; &amp;[.C76]; &quot;&quot;)" office:value-type="string" office:string-value="Large Hotel - Kitchen - Equipment" calcext:value-type="string">
            <text:p>Large Hotel - Kitchen - Equipment</text:p>
          </table:table-cell>
          <table:table-cell office:value-type="string" calcext:value-type="string">
            <text:p>NREL</text:p>
          </table:table-cell>
          <table:table-cell table:formula="of:=[.D76]" office:value-type="string" office:string-value="Large Hotel - Kitchen - Equipment" calcext:value-type="string">
            <text:p>Large Hotel - Kitchen - Equipment</text:p>
          </table:table-cell>
          <table:table-cell office:value-type="string" calcext:value-type="string">
            <text:p>Default</text:p>
          </table:table-cell>
          <table:table-cell table:number-columns-repeated="6" table:style-name="ce5" office:value-type="float" office:value="0.1" calcext:value-type="float">
            <text:p>0.1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2" table:style-name="ce5" office:value-type="float" office:value="0.35" calcext:value-type="float">
            <text:p>0.35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3" table:style-name="ce5" office:value-type="float" office:value="0.35" calcext:value-type="float">
            <text:p>0.35</text:p>
          </table:table-cell>
          <table:table-cell table:number-columns-repeated="3" table:style-name="ce5" office:value-type="float" office:value="0.25" calcext:value-type="float">
            <text:p>0.25</text:p>
          </table:table-cell>
          <table:table-cell table:number-columns-repeated="3" table:style-name="ce5" office:value-type="float" office:value="0.35" calcext:value-type="float">
            <text:p>0.35</text:p>
          </table:table-cell>
          <table:table-cell table:number-columns-repeated="5" table:style-name="ce5" office:value-type="float" office:value="0.25" calcext:value-type="float">
            <text:p>0.25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Large Hotel</text:p>
          </table:table-cell>
          <table:table-cell table:style-name="ce4" office:value-type="string" calcext:value-type="string">
            <text:p>Kitchen</text:p>
          </table:table-cell>
          <table:table-cell office:value-type="string" calcext:value-type="string">
            <text:p>Walk in freezer</text:p>
          </table:table-cell>
          <table:table-cell table:formula="of:==IF([.A77]&lt;&gt;&quot;&quot;; [.A77] &amp; &quot; - &quot; &amp;[.B77] &amp; &quot; - &quot; &amp;[.C77]; &quot;&quot;)" office:value-type="string" office:string-value="Large Hotel - Kitchen - Walk in freezer" calcext:value-type="string">
            <text:p>Large Hotel - Kitchen - Walk in freezer</text:p>
          </table:table-cell>
          <table:table-cell office:value-type="string" calcext:value-type="string">
            <text:p>NREL</text:p>
          </table:table-cell>
          <table:table-cell table:formula="of:=[.D77]" office:value-type="string" office:string-value="Large Hotel - Kitchen - Walk in freezer" calcext:value-type="string">
            <text:p>Large Hotel - Kitchen - Walk in freezer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.2" calcext:value-type="float">
            <text:p>0.2</text:p>
          </table:table-cell>
          <table:table-cell table:number-columns-repeated="14" table:style-name="ce5" office:value-type="float" office:value="0.4" calcext:value-type="float">
            <text:p>0.4</text:p>
          </table:table-cell>
          <table:table-cell table:number-columns-repeated="3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Large Hotel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xhaust</text:p>
          </table:table-cell>
          <table:table-cell table:formula="of:==IF([.A78]&lt;&gt;&quot;&quot;; [.A78] &amp; &quot; - &quot; &amp;[.B78] &amp; &quot; - &quot; &amp;[.C78]; &quot;&quot;)" office:value-type="string" office:string-value="Large Hotel - Kitchen - Exhaust" calcext:value-type="string">
            <text:p>Large Hotel - Kitchen - Exhaust</text:p>
          </table:table-cell>
          <table:table-cell office:value-type="string" calcext:value-type="string">
            <text:p>NREL</text:p>
          </table:table-cell>
          <table:table-cell table:formula="of:=[.D78]" office:value-type="string" office:string-value="Large Hotel - Kitchen - Exhaust" calcext:value-type="string">
            <text:p>Large Hotel - Kitchen - Exhaust</text:p>
          </table:table-cell>
          <table:table-cell office:value-type="string" calcext:value-type="string">
            <text:p>Default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17" table:style-name="ce1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79]&lt;&gt;&quot;&quot;; [.A79] &amp; &quot; - &quot; &amp;[.B79] &amp; &quot; - &quot; &amp;[.C79]; &quot;&quot;)" office:value-type="string" office:string-value="Small Hotel - Building - Equipment" calcext:value-type="string">
            <text:p>Small Hotel - Building - Equipment</text:p>
          </table:table-cell>
          <table:table-cell office:value-type="string" calcext:value-type="string">
            <text:p>NREL</text:p>
          </table:table-cell>
          <table:table-cell table:formula="of:=[.D79]" office:value-type="string" office:string-value="Small Hotel - Building - Equipment" calcext:value-type="string">
            <text:p>Small Hotel - Building - Equipment</text:p>
          </table:table-cell>
          <table:table-cell office:value-type="string" calcext:value-type="string">
            <text:p>Default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3" table:style-name="ce5" office:value-type="float" office:value="0.2" calcext:value-type="float">
            <text:p>0.2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8" table:style-name="ce5" office:value-type="float" office:value="0.35" calcext:value-type="float">
            <text:p>0.35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4" calcext:value-type="float">
            <text:p>0.4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80]&lt;&gt;&quot;&quot;; [.A80] &amp; &quot; - &quot; &amp;[.B80] &amp; &quot; - &quot; &amp;[.C80]; &quot;&quot;)" office:value-type="string" office:string-value="Small Hotel - Building - Light" calcext:value-type="string">
            <text:p>Small Hotel - Building - Light</text:p>
          </table:table-cell>
          <table:table-cell office:value-type="string" calcext:value-type="string">
            <text:p>NREL</text:p>
          </table:table-cell>
          <table:table-cell table:formula="of:=[.D80]" office:value-type="string" office:string-value="Small Hotel - Building - Light" calcext:value-type="string">
            <text:p>Small Hotel - Building - Light</text:p>
          </table:table-cell>
          <table:table-cell office:value-type="string" calcext:value-type="string">
            <text:p>Default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15" calcext:value-type="float">
            <text:p>0.15</text:p>
          </table:table-cell>
          <table:table-cell table:number-columns-repeated="3"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4" calcext:value-type="float">
            <text:p>0.4</text:p>
          </table:table-cell>
          <table:table-cell table:number-columns-repeated="8" table:style-name="ce5" office:value-type="float" office:value="0.25" calcext:value-type="float">
            <text:p>0.25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levator</text:p>
          </table:table-cell>
          <table:table-cell table:formula="of:==IF([.A81]&lt;&gt;&quot;&quot;; [.A81] &amp; &quot; - &quot; &amp;[.B81] &amp; &quot; - &quot; &amp;[.C81]; &quot;&quot;)" office:value-type="string" office:string-value="Small Hotel - Building - Elevator" calcext:value-type="string">
            <text:p>Small Hotel - Building - Elevator</text:p>
          </table:table-cell>
          <table:table-cell office:value-type="string" calcext:value-type="string">
            <text:p>NREL</text:p>
          </table:table-cell>
          <table:table-cell table:formula="of:=[.D81]" office:value-type="string" office:string-value="Small Hotel - Building - Elevator" calcext:value-type="string">
            <text:p>Small Hotel - Building - Elevator</text:p>
          </table:table-cell>
          <table:table-cell office:value-type="string" calcext:value-type="string">
            <text:p>Default</text:p>
          </table:table-cell>
          <table:table-cell table:number-columns-repeated="4" table:style-name="ce5" office:value-type="float" office:value="0.05" calcext:value-type="float">
            <text:p>0.05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5" office:value-type="float" office:value="0.35" calcext:value-type="float">
            <text:p>0.35</text:p>
          </table:table-cell>
          <table:table-cell table:number-columns-repeated="6" table:style-name="ce5" office:value-type="float" office:value="0.15" calcext:value-type="float">
            <text:p>0.15</text:p>
          </table:table-cell>
          <table:table-cell table:style-name="ce5" office:value-type="float" office:value="0.35" calcext:value-type="float">
            <text:p>0.35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4" calcext:value-type="float">
            <text:p>0.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82]&lt;&gt;&quot;&quot;; [.A82] &amp; &quot; - &quot; &amp;[.B82] &amp; &quot; - &quot; &amp;[.C82]; &quot;&quot;)" office:value-type="string" office:string-value="Small Hotel - Building - HVAC" calcext:value-type="string">
            <text:p>Small Hotel - Building - HVAC</text:p>
          </table:table-cell>
          <table:table-cell office:value-type="string" calcext:value-type="string">
            <text:p>NREL</text:p>
          </table:table-cell>
          <table:table-cell table:formula="of:=[.D82]" office:value-type="string" office:string-value="Small Hotel - Building - HVAC" calcext:value-type="string">
            <text:p>Small Hotel - Building - HVAC</text:p>
          </table:table-cell>
          <table:table-cell office:value-type="string" calcext:value-type="string">
            <text:p>Default</text:p>
          </table:table-cell>
          <table:table-cell table:number-columns-repeated="24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Corridoor</text:p>
          </table:table-cell>
          <table:table-cell office:value-type="string" calcext:value-type="string">
            <text:p>Light</text:p>
          </table:table-cell>
          <table:table-cell table:formula="of:==IF([.A83]&lt;&gt;&quot;&quot;; [.A83] &amp; &quot; - &quot; &amp;[.B83] &amp; &quot; - &quot; &amp;[.C83]; &quot;&quot;)" office:value-type="string" office:string-value="Small Hotel - Corridoor - Light" calcext:value-type="string">
            <text:p>Small Hotel - Corridoor - Light</text:p>
          </table:table-cell>
          <table:table-cell office:value-type="string" calcext:value-type="string">
            <text:p>NREL</text:p>
          </table:table-cell>
          <table:table-cell table:formula="of:=[.D83]" office:value-type="string" office:string-value="Small Hotel - Corridoor - Light" calcext:value-type="string">
            <text:p>Small Hotel - Corridoor - Light</text:p>
          </table:table-cell>
          <table:table-cell office:value-type="string" calcext:value-type="string">
            <text:p>Default</text:p>
          </table:table-cell>
          <table:table-cell table:number-columns-repeated="24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Employee Lounge</text:p>
          </table:table-cell>
          <table:table-cell office:value-type="string" calcext:value-type="string">
            <text:p>Equipment</text:p>
          </table:table-cell>
          <table:table-cell table:formula="of:==IF([.A84]&lt;&gt;&quot;&quot;; [.A84] &amp; &quot; - &quot; &amp;[.B84] &amp; &quot; - &quot; &amp;[.C84]; &quot;&quot;)" office:value-type="string" office:string-value="Small Hotel - Employee Lounge - Equipment" calcext:value-type="string">
            <text:p>Small Hotel - Employee Lounge - Equipment</text:p>
          </table:table-cell>
          <table:table-cell office:value-type="string" calcext:value-type="string">
            <text:p>NREL</text:p>
          </table:table-cell>
          <table:table-cell table:formula="of:=[.D84]" office:value-type="string" office:string-value="Small Hotel - Employee Lounge - Equipment" calcext:value-type="string">
            <text:p>Small Hotel - Employee Lounge - Equipment</text:p>
          </table:table-cell>
          <table:table-cell office:value-type="string" calcext:value-type="string">
            <text:p>Default</text:p>
          </table:table-cell>
          <table:table-cell table:number-columns-repeated="5" table:style-name="ce5" office:value-type="float" office:value="0.11" calcext:value-type="float">
            <text:p>0.11</text:p>
          </table:table-cell>
          <table:table-cell table:number-columns-repeated="2" table:style-name="ce5" office:value-type="float" office:value="0.19" calcext:value-type="float">
            <text:p>0.19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86" calcext:value-type="float">
            <text:p>0.8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.86" calcext:value-type="float">
            <text:p>0.86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0.19" calcext:value-type="float">
            <text:p>0.19</text:p>
          </table:table-cell>
          <table:table-cell table:number-columns-repeated="4" table:style-name="ce5" office:value-type="float" office:value="0.11" calcext:value-type="float">
            <text:p>0.11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Employee Lounge</text:p>
          </table:table-cell>
          <table:table-cell office:value-type="string" calcext:value-type="string">
            <text:p>Light</text:p>
          </table:table-cell>
          <table:table-cell table:formula="of:==IF([.A85]&lt;&gt;&quot;&quot;; [.A85] &amp; &quot; - &quot; &amp;[.B85] &amp; &quot; - &quot; &amp;[.C85]; &quot;&quot;)" office:value-type="string" office:string-value="Small Hotel - Employee Lounge - Light" calcext:value-type="string">
            <text:p>Small Hotel - Employee Lounge - Light</text:p>
          </table:table-cell>
          <table:table-cell office:value-type="string" calcext:value-type="string">
            <text:p>NREL</text:p>
          </table:table-cell>
          <table:table-cell table:formula="of:=[.D85]" office:value-type="string" office:string-value="Small Hotel - Employee Lounge - Light" calcext:value-type="string">
            <text:p>Small Hotel - Employee Lounge - Light</text:p>
          </table:table-cell>
          <table:table-cell office:value-type="string" calcext:value-type="string">
            <text:p>Default</text:p>
          </table:table-cell>
          <table:table-cell table:number-columns-repeated="5" table:style-name="ce5" office:value-type="float" office:value="0.05" calcext:value-type="float">
            <text:p>0.05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5" office:value-type="float" office:value="0.15" calcext:value-type="float">
            <text:p>0.15</text:p>
          </table:table-cell>
          <table:table-cell table:number-columns-repeated="2" table:style-name="ce5" office:value-type="float" office:value="0.05" calcext:value-type="float">
            <text:p>0.05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Excercise Room</text:p>
          </table:table-cell>
          <table:table-cell office:value-type="string" calcext:value-type="string">
            <text:p>Equipment</text:p>
          </table:table-cell>
          <table:table-cell table:formula="of:==IF([.A86]&lt;&gt;&quot;&quot;; [.A86] &amp; &quot; - &quot; &amp;[.B86] &amp; &quot; - &quot; &amp;[.C86]; &quot;&quot;)" office:value-type="string" office:string-value="Small Hotel - Excercise Room - Equipment" calcext:value-type="string">
            <text:p>Small Hotel - Excercise Room - Equipment</text:p>
          </table:table-cell>
          <table:table-cell office:value-type="string" calcext:value-type="string">
            <text:p>NREL</text:p>
          </table:table-cell>
          <table:table-cell table:formula="of:=[.D86]" office:value-type="string" office:string-value="Small Hotel - Excercise Room - Equipment" calcext:value-type="string">
            <text:p>Small Hotel - Excercise Room - Equipment</text:p>
          </table:table-cell>
          <table:table-cell office:value-type="string" calcext:value-type="string">
            <text:p>Default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Excercise Room</text:p>
          </table:table-cell>
          <table:table-cell office:value-type="string" calcext:value-type="string">
            <text:p>Light</text:p>
          </table:table-cell>
          <table:table-cell table:formula="of:==IF([.A87]&lt;&gt;&quot;&quot;; [.A87] &amp; &quot; - &quot; &amp;[.B87] &amp; &quot; - &quot; &amp;[.C87]; &quot;&quot;)" office:value-type="string" office:string-value="Small Hotel - Excercise Room - Light" calcext:value-type="string">
            <text:p>Small Hotel - Excercise Room - Light</text:p>
          </table:table-cell>
          <table:table-cell office:value-type="string" calcext:value-type="string">
            <text:p>NREL</text:p>
          </table:table-cell>
          <table:table-cell table:formula="of:=[.D87]" office:value-type="string" office:string-value="Small Hotel - Excercise Room - Light" calcext:value-type="string">
            <text:p>Small Hotel - Excercise Room - Light</text:p>
          </table:table-cell>
          <table:table-cell office:value-type="string" calcext:value-type="string">
            <text:p>Default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Guest Room</text:p>
          </table:table-cell>
          <table:table-cell office:value-type="string" calcext:value-type="string">
            <text:p>Equipment</text:p>
          </table:table-cell>
          <table:table-cell table:formula="of:==IF([.A88]&lt;&gt;&quot;&quot;; [.A88] &amp; &quot; - &quot; &amp;[.B88] &amp; &quot; - &quot; &amp;[.C88]; &quot;&quot;)" office:value-type="string" office:string-value="Small Hotel - Guest Room - Equipment" calcext:value-type="string">
            <text:p>Small Hotel - Guest Room - Equipment</text:p>
          </table:table-cell>
          <table:table-cell office:value-type="string" calcext:value-type="string">
            <text:p>NREL</text:p>
          </table:table-cell>
          <table:table-cell table:formula="of:=[.D88]" office:value-type="string" office:string-value="Small Hotel - Guest Room - Equipment" calcext:value-type="string">
            <text:p>Small Hotel - Guest Room - Equipment</text:p>
          </table:table-cell>
          <table:table-cell office:value-type="string" calcext:value-type="string">
            <text:p>Default</text:p>
          </table:table-cell>
          <table:table-cell table:number-columns-repeated="6" table:style-name="ce5" office:value-type="float" office:value="0.2" calcext:value-type="float">
            <text:p>0.2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office:value-type="float" office:value="0.9" calcext:value-type="float">
            <text:p>0.9</text:p>
          </table:table-cell>
          <table:table-cell table:number-columns-repeated="2" table:style-name="ce5" office:value-type="float" office:value="0.43" calcext:value-type="float">
            <text:p>0.43</text:p>
          </table:table-cell>
          <table:table-cell table:number-columns-repeated="7" table:style-name="ce5" office:value-type="float" office:value="0.26" calcext:value-type="float">
            <text:p>0.26</text:p>
          </table:table-cell>
          <table:table-cell table:number-columns-repeated="2" table:style-name="ce5" office:value-type="float" office:value="0.51" calcext:value-type="float">
            <text:p>0.51</text:p>
          </table:table-cell>
          <table:table-cell table:style-name="ce5" office:value-type="float" office:value="0.49" calcext:value-type="float">
            <text:p>0.49</text:p>
          </table:table-cell>
          <table:table-cell table:style-name="ce5" office:value-type="float" office:value="0.66" calcext:value-type="float">
            <text:p>0.66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35" calcext:value-type="float">
            <text:p>0.3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Guest Room</text:p>
          </table:table-cell>
          <table:table-cell office:value-type="string" calcext:value-type="string">
            <text:p>Light</text:p>
          </table:table-cell>
          <table:table-cell table:formula="of:==IF([.A89]&lt;&gt;&quot;&quot;; [.A89] &amp; &quot; - &quot; &amp;[.B89] &amp; &quot; - &quot; &amp;[.C89]; &quot;&quot;)" office:value-type="string" office:string-value="Small Hotel - Guest Room - Light" calcext:value-type="string">
            <text:p>Small Hotel - Guest Room - Light</text:p>
          </table:table-cell>
          <table:table-cell office:value-type="string" calcext:value-type="string">
            <text:p>NREL</text:p>
          </table:table-cell>
          <table:table-cell table:formula="of:=[.D89]" office:value-type="string" office:string-value="Small Hotel - Guest Room - Light" calcext:value-type="string">
            <text:p>Small Hotel - Guest Room - Light</text:p>
          </table:table-cell>
          <table:table-cell office:value-type="string" calcext:value-type="string">
            <text:p>Default</text:p>
          </table:table-cell>
          <table:table-cell table:style-name="ce5" office:value-type="float" office:value="0.22" calcext:value-type="float">
            <text:p>0.22</text:p>
          </table:table-cell>
          <table:table-cell table:style-name="ce5" office:value-type="float" office:value="0.17" calcext:value-type="float">
            <text:p>0.17</text:p>
          </table:table-cell>
          <table:table-cell table:number-columns-repeated="3" table:style-name="ce5" office:value-type="float" office:value="0.11" calcext:value-type="float">
            <text:p>0.11</text:p>
          </table:table-cell>
          <table:table-cell table:style-name="ce5" office:value-type="float" office:value="0.22" calcext:value-type="float">
            <text:p>0.22</text:p>
          </table:table-cell>
          <table:table-cell table:style-name="ce5" office:value-type="float" office:value="0.44" calcext:value-type="float">
            <text:p>0.44</text:p>
          </table:table-cell>
          <table:table-cell table:style-name="ce5" office:value-type="float" office:value="0.56" calcext:value-type="float">
            <text:p>0.56</text:p>
          </table:table-cell>
          <table:table-cell table:number-columns-repeated="2" table:style-name="ce5" office:value-type="float" office:value="0.44" calcext:value-type="float">
            <text:p>0.44</text:p>
          </table:table-cell>
          <table:table-cell table:number-columns-repeated="8" table:style-name="ce5" office:value-type="float" office:value="0.28" calcext:value-type="float">
            <text:p>0.28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office:value-type="float" office:value="0.33" calcext:value-type="float">
            <text:p>0.33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Laundry Room</text:p>
          </table:table-cell>
          <table:table-cell office:value-type="string" calcext:value-type="string">
            <text:p>Equipment</text:p>
          </table:table-cell>
          <table:table-cell table:formula="of:==IF([.A90]&lt;&gt;&quot;&quot;; [.A90] &amp; &quot; - &quot; &amp;[.B90] &amp; &quot; - &quot; &amp;[.C90]; &quot;&quot;)" office:value-type="string" office:string-value="Small Hotel - Laundry Room - Equipment" calcext:value-type="string">
            <text:p>Small Hotel - Laundry Room - Equipment</text:p>
          </table:table-cell>
          <table:table-cell office:value-type="string" calcext:value-type="string">
            <text:p>NREL</text:p>
          </table:table-cell>
          <table:table-cell table:formula="of:=[.D90]" office:value-type="string" office:string-value="Small Hotel - Laundry Room - Equipment" calcext:value-type="string">
            <text:p>Small Hotel - Laundry Room - Equipment</text:p>
          </table:table-cell>
          <table:table-cell office:value-type="string" calcext:value-type="string">
            <text:p>Default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Laundry Room</text:p>
          </table:table-cell>
          <table:table-cell office:value-type="string" calcext:value-type="string">
            <text:p>Light</text:p>
          </table:table-cell>
          <table:table-cell table:formula="of:==IF([.A91]&lt;&gt;&quot;&quot;; [.A91] &amp; &quot; - &quot; &amp;[.B91] &amp; &quot; - &quot; &amp;[.C91]; &quot;&quot;)" office:value-type="string" office:string-value="Small Hotel - Laundry Room - Light" calcext:value-type="string">
            <text:p>Small Hotel - Laundry Room - Light</text:p>
          </table:table-cell>
          <table:table-cell office:value-type="string" calcext:value-type="string">
            <text:p>NREL</text:p>
          </table:table-cell>
          <table:table-cell table:formula="of:=[.D91]" office:value-type="string" office:string-value="Small Hotel - Laundry Room - Light" calcext:value-type="string">
            <text:p>Small Hotel - Laundry Room - Light</text:p>
          </table:table-cell>
          <table:table-cell office:value-type="string" calcext:value-type="string">
            <text:p>Default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Meeting Room</text:p>
          </table:table-cell>
          <table:table-cell office:value-type="string" calcext:value-type="string">
            <text:p>Equipment</text:p>
          </table:table-cell>
          <table:table-cell table:formula="of:==IF([.A92]&lt;&gt;&quot;&quot;; [.A92] &amp; &quot; - &quot; &amp;[.B92] &amp; &quot; - &quot; &amp;[.C92]; &quot;&quot;)" office:value-type="string" office:string-value="Small Hotel - Meeting Room - Equipment" calcext:value-type="string">
            <text:p>Small Hotel - Meeting Room - Equipment</text:p>
          </table:table-cell>
          <table:table-cell office:value-type="string" calcext:value-type="string">
            <text:p>NREL</text:p>
          </table:table-cell>
          <table:table-cell table:formula="of:=[.D92]" office:value-type="string" office:string-value="Small Hotel - Meeting Room - Equipment" calcext:value-type="string">
            <text:p>Small Hotel - Meeting Room - Equipment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0.05" calcext:value-type="float">
            <text:p>0.05</text:p>
          </table:table-cell>
          <table:table-cell table:number-columns-repeated="2" table:style-name="ce5" office:value-type="float" office:value="0.54" calcext:value-type="float">
            <text:p>0.54</text:p>
          </table:table-cell>
          <table:table-cell table:number-columns-repeated="2" table:style-name="ce5" office:value-type="float" office:value="0.26" calcext:value-type="float">
            <text:p>0.26</text:p>
          </table:table-cell>
          <table:table-cell table:style-name="ce5" office:value-type="float" office:value="0.05" calcext:value-type="float">
            <text:p>0.05</text:p>
          </table:table-cell>
          <table:table-cell table:number-columns-repeated="2" table:style-name="ce5" office:value-type="float" office:value="0.54" calcext:value-type="float">
            <text:p>0.54</text:p>
          </table:table-cell>
          <table:table-cell table:number-columns-repeated="3" table:style-name="ce5" office:value-type="float" office:value="0.26" calcext:value-type="float">
            <text:p>0.26</text:p>
          </table:table-cell>
          <table:table-cell table:number-columns-repeated="2" table:style-name="ce5" office:value-type="float" office:value="0.05" calcext:value-type="float">
            <text:p>0.0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Meeting Room</text:p>
          </table:table-cell>
          <table:table-cell office:value-type="string" calcext:value-type="string">
            <text:p>Light</text:p>
          </table:table-cell>
          <table:table-cell table:formula="of:==IF([.A93]&lt;&gt;&quot;&quot;; [.A93] &amp; &quot; - &quot; &amp;[.B93] &amp; &quot; - &quot; &amp;[.C93]; &quot;&quot;)" office:value-type="string" office:string-value="Small Hotel - Meeting Room - Light" calcext:value-type="string">
            <text:p>Small Hotel - Meeting Room - Light</text:p>
          </table:table-cell>
          <table:table-cell office:value-type="string" calcext:value-type="string">
            <text:p>NREL</text:p>
          </table:table-cell>
          <table:table-cell table:formula="of:=[.D93]" office:value-type="string" office:string-value="Small Hotel - Meeting Room - Light" calcext:value-type="string">
            <text:p>Small Hotel - Meeting Room - Light</text:p>
          </table:table-cell>
          <table:table-cell office:value-type="string" calcext:value-type="string">
            <text:p>Default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05" calcext:value-type="float">
            <text:p>0.0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quipment</text:p>
          </table:table-cell>
          <table:table-cell table:formula="of:==IF([.A94]&lt;&gt;&quot;&quot;; [.A94] &amp; &quot; - &quot; &amp;[.B94] &amp; &quot; - &quot; &amp;[.C94]; &quot;&quot;)" office:value-type="string" office:string-value="Small Hotel - Office - Equipment" calcext:value-type="string">
            <text:p>Small Hotel - Office - Equipment</text:p>
          </table:table-cell>
          <table:table-cell office:value-type="string" calcext:value-type="string">
            <text:p>NREL</text:p>
          </table:table-cell>
          <table:table-cell table:formula="of:=[.D94]" office:value-type="string" office:string-value="Small Hotel - Office - Equipment" calcext:value-type="string">
            <text:p>Small Hotel - Office - Equipment</text:p>
          </table:table-cell>
          <table:table-cell office:value-type="string" calcext:value-type="string">
            <text:p>Default</text:p>
          </table:table-cell>
          <table:table-cell table:number-columns-repeated="5" table:style-name="ce5" office:value-type="float" office:value="0.33" calcext:value-type="float">
            <text:p>0.33</text:p>
          </table:table-cell>
          <table:table-cell table:number-columns-repeated="2" table:style-name="ce5" office:value-type="float" office:value="0.38" calcext:value-type="float">
            <text:p>0.38</text:p>
          </table:table-cell>
          <table:table-cell table:number-columns-repeated="3" table:style-name="ce5" office:value-type="float" office:value="0.43" calcext:value-type="float">
            <text:p>0.4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.75" calcext:value-type="float">
            <text:p>0.75</text:p>
          </table:table-cell>
          <table:table-cell table:number-columns-repeated="2" table:style-name="ce5" office:value-type="float" office:value="0.63" calcext:value-type="float">
            <text:p>0.63</text:p>
          </table:table-cell>
          <table:table-cell table:number-columns-repeated="2" table:style-name="ce5" office:value-type="float" office:value="0.48" calcext:value-type="float">
            <text:p>0.48</text:p>
          </table:table-cell>
          <table:table-cell table:number-columns-repeated="2" table:style-name="ce5" office:value-type="float" office:value="0.33" calcext:value-type="float">
            <text:p>0.33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Light</text:p>
          </table:table-cell>
          <table:table-cell table:formula="of:==IF([.A95]&lt;&gt;&quot;&quot;; [.A95] &amp; &quot; - &quot; &amp;[.B95] &amp; &quot; - &quot; &amp;[.C95]; &quot;&quot;)" office:value-type="string" office:string-value="Small Hotel - Office - Light" calcext:value-type="string">
            <text:p>Small Hotel - Office - Light</text:p>
          </table:table-cell>
          <table:table-cell office:value-type="string" calcext:value-type="string">
            <text:p>NREL</text:p>
          </table:table-cell>
          <table:table-cell table:formula="of:=[.D95]" office:value-type="string" office:string-value="Small Hotel - Office - Light" calcext:value-type="string">
            <text:p>Small Hotel - Office - Light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.5" calcext:value-type="float">
            <text:p>0.5</text:p>
          </table:table-cell>
          <table:table-cell table:style-name="ce5" office:value-type="float" office:value="0.61" calcext:value-type="float">
            <text:p>0.61</text:p>
          </table:table-cell>
          <table:table-cell table:number-columns-repeated="4" table:style-name="ce5" office:value-type="float" office:value="0.9" calcext:value-type="float">
            <text:p>0.9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4" table:style-name="ce5" office:value-type="float" office:value="0.9" calcext:value-type="float">
            <text:p>0.9</text:p>
          </table:table-cell>
          <table:table-cell table:style-name="ce5" office:value-type="float" office:value="0.61" calcext:value-type="float">
            <text:p>0.61</text:p>
          </table:table-cell>
          <table:table-cell table:number-columns-repeated="6" table:style-name="ce5" office:value-type="float" office:value="0.5" calcext:value-type="float">
            <text:p>0.5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Light</text:p>
          </table:table-cell>
          <table:table-cell table:formula="of:==IF([.A96]&lt;&gt;&quot;&quot;; [.A96] &amp; &quot; - &quot; &amp;[.B96] &amp; &quot; - &quot; &amp;[.C96]; &quot;&quot;)" office:value-type="string" office:string-value="Small Hotel - Storage - Light" calcext:value-type="string">
            <text:p>Small Hotel - Storage - Light</text:p>
          </table:table-cell>
          <table:table-cell office:value-type="string" calcext:value-type="string">
            <text:p>NREL</text:p>
          </table:table-cell>
          <table:table-cell table:formula="of:=[.D96]" office:value-type="string" office:string-value="Small Hotel - Storage - Light" calcext:value-type="string">
            <text:p>Small Hotel - Storage - Light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10" table:style-name="ce5" office:value-type="float" office:value="0.4" calcext:value-type="float">
            <text:p>0.4</text:p>
          </table:table-cell>
          <table:table-cell table:number-columns-repeated="4" table:style-name="ce5" office:value-type="float" office:value="0.2" calcext:value-type="float">
            <text:p>0.2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Warehous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97]&lt;&gt;&quot;&quot;; [.A97] &amp; &quot; - &quot; &amp;[.B97] &amp; &quot; - &quot; &amp;[.C97]; &quot;&quot;)" office:value-type="string" office:string-value="Warehouse - Building - Equipment" calcext:value-type="string">
            <text:p>Warehouse - Building - Equipment</text:p>
          </table:table-cell>
          <table:table-cell office:value-type="string" calcext:value-type="string">
            <text:p>NREL</text:p>
          </table:table-cell>
          <table:table-cell table:formula="of:=[.D97]" office:value-type="string" office:string-value="Warehouse - Building - Equipment" calcext:value-type="string">
            <text:p>Warehouse - Building - Equipment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.1" calcext:value-type="float">
            <text:p>0.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3" table:style-name="ce5" office:value-type="float" office:value="0.9" calcext:value-type="float">
            <text:p>0.9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4" table:style-name="ce5" office:value-type="float" office:value="0.9" calcext:value-type="float">
            <text:p>0.9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6"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Warehous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98]&lt;&gt;&quot;&quot;; [.A98] &amp; &quot; - &quot; &amp;[.B98] &amp; &quot; - &quot; &amp;[.C98]; &quot;&quot;)" office:value-type="string" office:string-value="Warehouse - Building - Light" calcext:value-type="string">
            <text:p>Warehouse - Building - Light</text:p>
          </table:table-cell>
          <table:table-cell office:value-type="string" calcext:value-type="string">
            <text:p>NREL</text:p>
          </table:table-cell>
          <table:table-cell table:formula="of:=[.D98]" office:value-type="string" office:string-value="Warehouse - Building - Light" calcext:value-type="string">
            <text:p>Warehouse - Building - Light</text:p>
          </table:table-cell>
          <table:table-cell office:value-type="string" calcext:value-type="string">
            <text:p>Default</text:p>
          </table:table-cell>
          <table:table-cell table:number-columns-repeated="7" table:style-name="ce5" office:value-type="float" office:value="0.1" calcext:value-type="float">
            <text:p>0.1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3" table:style-name="ce5" office:value-type="float" office:value="0.9" calcext:value-type="float">
            <text:p>0.9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4" table:style-name="ce5" office:value-type="float" office:value="0.9" calcext:value-type="float">
            <text:p>0.9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6"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Warehous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99]&lt;&gt;&quot;&quot;; [.A99] &amp; &quot; - &quot; &amp;[.B99] &amp; &quot; - &quot; &amp;[.C99]; &quot;&quot;)" office:value-type="string" office:string-value="Warehouse - Building - HVAC" calcext:value-type="string">
            <text:p>Warehouse - Building - HVAC</text:p>
          </table:table-cell>
          <table:table-cell office:value-type="string" calcext:value-type="string">
            <text:p>NREL</text:p>
          </table:table-cell>
          <table:table-cell table:formula="of:=[.D99]" office:value-type="string" office:string-value="Warehouse - Building - HVAC" calcext:value-type="string">
            <text:p>Warehouse - Building - HVAC</text:p>
          </table:table-cell>
          <table:table-cell office:value-type="string" calcext:value-type="string">
            <text:p>Default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1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1"/>
        </table:table-row>
        <table:table-row table:style-name="ro2">
          <table:table-cell office:value-type="string" calcext:value-type="string">
            <text:p>Hoste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100]&lt;&gt;&quot;&quot;; [.A100] &amp; &quot; - &quot; &amp;[.B100] &amp; &quot; - &quot; &amp;[.C100]; &quot;&quot;)" office:value-type="string" office:string-value="Hostel - Building - Equipment" calcext:value-type="string">
            <text:p>Hostel - Building - Equipment</text:p>
          </table:table-cell>
          <table:table-cell office:value-type="string" calcext:value-type="string">
            <text:p>Miscellaneous</text:p>
          </table:table-cell>
          <table:table-cell table:formula="of:=[.D100]" office:value-type="string" office:string-value="Hostel - Building - Equipment" calcext:value-type="string">
            <text:p>Hostel - Building - Equipment</text:p>
          </table:table-cell>
          <table:table-cell office:value-type="string" calcext:value-type="string">
            <text:p>Default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3" table:style-name="ce5" office:value-type="float" office:value="0.2" calcext:value-type="float">
            <text:p>0.2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8" table:style-name="ce5" office:value-type="float" office:value="0.35" calcext:value-type="float">
            <text:p>0.35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ste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101]&lt;&gt;&quot;&quot;; [.A101] &amp; &quot; - &quot; &amp;[.B101] &amp; &quot; - &quot; &amp;[.C101]; &quot;&quot;)" office:value-type="string" office:string-value="Hostel - Building - Light" calcext:value-type="string">
            <text:p>Hostel - Building - Light</text:p>
          </table:table-cell>
          <table:table-cell office:value-type="string" calcext:value-type="string">
            <text:p>Miscellaneous</text:p>
          </table:table-cell>
          <table:table-cell table:formula="of:=[.D101]" office:value-type="string" office:string-value="Hostel - Building - Light" calcext:value-type="string">
            <text:p>Hostel - Building - Light</text:p>
          </table:table-cell>
          <table:table-cell office:value-type="string" calcext:value-type="string">
            <text:p>Default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15" calcext:value-type="float">
            <text:p>0.15</text:p>
          </table:table-cell>
          <table:table-cell table:number-columns-repeated="3"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4" calcext:value-type="float">
            <text:p>0.4</text:p>
          </table:table-cell>
          <table:table-cell table:number-columns-repeated="8" table:style-name="ce5" office:value-type="float" office:value="0.25" calcext:value-type="float">
            <text:p>0.25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ste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102]&lt;&gt;&quot;&quot;; [.A102] &amp; &quot; - &quot; &amp;[.B102] &amp; &quot; - &quot; &amp;[.C102]; &quot;&quot;)" office:value-type="string" office:string-value="Hostel - Building - Light" calcext:value-type="string">
            <text:p>Hostel - Building - Light</text:p>
          </table:table-cell>
          <table:table-cell office:value-type="string" calcext:value-type="string">
            <text:p>Miscellaneous</text:p>
          </table:table-cell>
          <table:table-cell table:formula="of:=[.D102]" office:value-type="string" office:string-value="Hostel - Building - Light" calcext:value-type="string">
            <text:p>Hostel - Building - Light</text:p>
          </table:table-cell>
          <table:table-cell office:value-type="string" calcext:value-type="string">
            <text:p>Default</text:p>
          </table:table-cell>
          <table:table-cell table:number-columns-repeated="4" table:style-name="ce5" office:value-type="float" office:value="0.05" calcext:value-type="float">
            <text:p>0.05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5" office:value-type="float" office:value="0.35" calcext:value-type="float">
            <text:p>0.35</text:p>
          </table:table-cell>
          <table:table-cell table:number-columns-repeated="6" table:style-name="ce5" office:value-type="float" office:value="0.15" calcext:value-type="float">
            <text:p>0.15</text:p>
          </table:table-cell>
          <table:table-cell table:style-name="ce5" office:value-type="float" office:value="0.35" calcext:value-type="float">
            <text:p>0.35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4" calcext:value-type="float">
            <text:p>0.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xternal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Light</text:p>
          </table:table-cell>
          <table:table-cell table:formula="of:==IF([.A103]&lt;&gt;&quot;&quot;; [.A103] &amp; &quot; - &quot; &amp;[.B103] &amp; &quot; - &quot; &amp;[.C103]; &quot;&quot;)" office:value-type="string" office:string-value="External - Night - Light" calcext:value-type="string">
            <text:p>External - Night - Light</text:p>
          </table:table-cell>
          <table:table-cell office:value-type="string" calcext:value-type="string">
            <text:p>Miscellaneous</text:p>
          </table:table-cell>
          <table:table-cell table:formula="of:=[.D103]" office:value-type="string" office:string-value="External - Night - Light" calcext:value-type="string">
            <text:p>External - Night - Light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number-columns-repeated="6" table:style-name="ce11" office:value-type="float" office:value="1" calcext:value-type="float">
            <text:p>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xternal</text:p>
          </table:table-cell>
          <table:table-cell office:value-type="string" calcext:value-type="string">
            <text:p>Solar</text:p>
          </table:table-cell>
          <table:table-cell table:style-name="ce2" office:value-type="string" calcext:value-type="string">
            <text:p>Generation</text:p>
          </table:table-cell>
          <table:table-cell table:formula="of:==IF([.A104]&lt;&gt;&quot;&quot;; [.A104] &amp; &quot; - &quot; &amp;[.B104] &amp; &quot; - &quot; &amp;[.C104]; &quot;&quot;)" office:value-type="string" office:string-value="External - Solar - Generation" calcext:value-type="string">
            <text:p>External - Solar - Generation</text:p>
          </table:table-cell>
          <table:table-cell office:value-type="string" calcext:value-type="string">
            <text:p>Miscellaneous</text:p>
          </table:table-cell>
          <table:table-cell table:formula="of:=[.D104]" office:value-type="string" office:string-value="External - Solar - Generation" calcext:value-type="string">
            <text:p>External - Solar - Generation</text:p>
          </table:table-cell>
          <table:table-cell office:value-type="string" calcext:value-type="string">
            <text:p>Default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table-cell office:value-type="float" office:value="0.25" calcext:value-type="float">
            <text:p>0.2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18"/>
          <table:table-cell table:number-columns-repeated="1016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hedules" table:style-name="ta1">
        <table:table-column table:style-name="co9" table:number-columns-repeated="3" table:default-cell-style-name="ce15"/>
        <table:table-column table:style-name="co10" table:number-columns-repeated="1021" table:default-cell-style-name="ce17"/>
        <table:table-row table:style-name="ro1">
          <table:table-cell table:style-name="ce4" table:number-columns-repeated="3"/>
          <table:table-cell table:style-name="ce16"/>
          <table:table-cell table:style-name="ce10" table:number-columns-repeated="25"/>
          <table:table-cell table:style-name="ce14" table:number-columns-repeated="995"/>
        </table:table-row>
        <table:table-row table:style-name="ro5">
          <table:table-cell table:style-name="ce4" office:value-type="string" calcext:value-type="string">
            <text:p>Quick Service Restaurant</text:p>
          </table:table-cell>
          <table:table-cell table:style-name="ce4" office:value-type="string" calcext:value-type="string">
            <text:p>Building</text:p>
          </table:table-cell>
          <table:table-cell table:style-name="ce4" office:value-type="string" calcext:value-type="string">
            <text:p>HVAC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9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4" table:number-columns-repeated="995"/>
        </table:table-row>
        <table:table-row table:style-name="ro1">
          <table:table-cell table:style-name="ce4" table:number-columns-repeated="3"/>
          <table:table-cell table:style-name="ce16"/>
          <table:table-cell table:style-name="ce10" table:number-columns-repeated="25"/>
          <table:table-cell table:style-name="ce14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ospital</text:p>
          </table:table-cell>
          <table:table-cell table:style-name="ce4" office:value-type="string" calcext:value-type="string">
            <text:p>Building</text:p>
          </table:table-cell>
          <table:table-cell table:style-name="ce4" office:value-type="string" calcext:value-type="string">
            <text:p>HVAC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4" table:number-columns-repeated="2"/>
          <table:table-cell table:style-name="ce18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u Varkey</meta:initial-creator>
    <meta:creation-date>2022-12-21T14:14:40.460008313</meta:creation-date>
    <dc:date>2022-12-21T23:03:59.398413948</dc:date>
    <dc:creator>Manu Varkey</dc:creator>
    <meta:editing-duration>PT4H32M58S</meta:editing-duration>
    <meta:editing-cycles>287</meta:editing-cycles>
    <meta:generator>LibreOffice/7.3.7.2$Linux_X86_64 LibreOffice_project/30$Build-2</meta:generator>
    <meta:document-statistic meta:table-count="2" meta:cell-count="3275" meta:object-count="0"/>
  </office:meta>
</office:document-meta>
</file>